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VL Gothic" svg:font-family="'VL Gothic'" style:font-family-generic="system" style:font-pitch="variable"/>
    <style:font-face style:name="ＭＳ Ｐゴシック" svg:font-family="'ＭＳ Ｐゴシック'" style:font-family-generic="system" style:font-pitch="variable"/>
  </office:font-face-decls>
  <office:automatic-styles>
    <style:style style:name="Tabela1" style:family="table">
      <style:table-properties style:width="16.081cm" fo:margin-left="-0.381cm" fo:margin-top="0cm" fo:margin-bottom="0cm" table:align="left"/>
    </style:style>
    <style:style style:name="Tabela1.A" style:family="table-column">
      <style:table-column-properties style:column-width="2.499cm"/>
    </style:style>
    <style:style style:name="Tabela1.B" style:family="table-column">
      <style:table-column-properties style:column-width="1.75cm"/>
    </style:style>
    <style:style style:name="Tabela1.C" style:family="table-column">
      <style:table-column-properties style:column-width="7.751cm"/>
    </style:style>
    <style:style style:name="Tabela1.D" style:family="table-column">
      <style:table-column-properties style:column-width="4.082cm"/>
    </style:style>
    <style:style style:name="Tabela1.1" style:family="table-row">
      <style:table-row-properties fo:keep-together="auto"/>
    </style:style>
    <style:style style:name="Tabela1.A1" style:family="table-cell">
      <style:table-cell-properties fo:background-color="#dfdfdf" fo:padding-left="0.191cm" fo:padding-right="0.191cm" fo:padding-top="0cm" fo:padding-bottom="0cm" fo:border-left="0.75pt solid #000001" fo:border-right="none" fo:border-top="0.75pt solid #000001" fo:border-bottom="0.75pt solid #000001">
        <style:background-image/>
      </style:table-cell-properties>
    </style:style>
    <style:style style:name="Tabela1.D1" style:family="table-cell">
      <style:table-cell-properties fo:background-color="#dfdfdf" fo:padding-left="0.191cm" fo:padding-right="0.191cm" fo:padding-top="0cm" fo:padding-bottom="0cm" fo:border="0.75pt solid #000001">
        <style:background-image/>
      </style:table-cell-properties>
    </style:style>
    <style:style style:name="Tabela1.A2" style:family="table-cell">
      <style:table-cell-properties fo:background-color="#ffffff" fo:padding-left="0.191cm" fo:padding-right="0.191cm" fo:padding-top="0cm" fo:padding-bottom="0cm" fo:border-left="0.75pt solid #000001" fo:border-right="none" fo:border-top="0.75pt solid #000001" fo:border-bottom="0.75pt solid #000001">
        <style:background-image/>
      </style:table-cell-properties>
    </style:style>
    <style:style style:name="Tabela1.D2" style:family="table-cell">
      <style:table-cell-properties fo:background-color="#ffffff" fo:padding-left="0.191cm" fo:padding-right="0.191cm" fo:padding-top="0cm" fo:padding-bottom="0cm" fo:border="0.75pt solid #000001">
        <style:background-image/>
      </style:table-cell-properties>
    </style:style>
    <style:style style:name="Tabela3" style:family="table">
      <style:table-properties style:width="16.245cm" fo:margin-left="-0.381cm" fo:margin-top="0cm" fo:margin-bottom="0cm" table:align="left"/>
    </style:style>
    <style:style style:name="Tabela3.A" style:family="table-column">
      <style:table-column-properties style:column-width="4.893cm"/>
    </style:style>
    <style:style style:name="Tabela3.B" style:family="table-column">
      <style:table-column-properties style:column-width="11.352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3.B1" style:family="table-cell">
      <style:table-cell-properties fo:background-color="#ffffff" fo:padding-left="0.191cm" fo:padding-right="0.191cm" fo:padding-top="0cm" fo:padding-bottom="0cm" fo:border="0.5pt solid #000001">
        <style:background-image/>
      </style:table-cell-properties>
    </style:style>
    <style:style style:name="Tabela3.3" style:family="table-row">
      <style:table-row-properties style:min-row-height="1.164cm" fo:keep-together="auto"/>
    </style:style>
    <style:style style:name="Tabela3.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3.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4" style:family="table">
      <style:table-properties style:width="15.901cm" fo:margin-left="-0.381cm" fo:margin-top="0cm" fo:margin-bottom="0cm" table:align="left"/>
    </style:style>
    <style:style style:name="Tabela4.A" style:family="table-column">
      <style:table-column-properties style:column-width="4.893cm"/>
    </style:style>
    <style:style style:name="Tabela4.B" style:family="table-column">
      <style:table-column-properties style:column-width="11.008cm"/>
    </style:style>
    <style:style style:name="Tabela4.1" style:family="table-row">
      <style:table-row-properties fo:keep-together="auto"/>
    </style:style>
    <style:style style:name="Tabela4.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4.B1" style:family="table-cell">
      <style:table-cell-properties fo:background-color="#ffffff" fo:padding-left="0.191cm" fo:padding-right="0.191cm" fo:padding-top="0cm" fo:padding-bottom="0cm" fo:border="0.5pt solid #000001">
        <style:background-image/>
      </style:table-cell-properties>
    </style:style>
    <style:style style:name="Tabela4.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4.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5" style:family="table">
      <style:table-properties style:width="15.901cm" fo:margin-left="-0.381cm" fo:margin-top="0cm" fo:margin-bottom="0cm" table:align="left"/>
    </style:style>
    <style:style style:name="Tabela5.A" style:family="table-column">
      <style:table-column-properties style:column-width="4.919cm"/>
    </style:style>
    <style:style style:name="Tabela5.B" style:family="table-column">
      <style:table-column-properties style:column-width="10.982cm"/>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5.B1" style:family="table-cell">
      <style:table-cell-properties fo:background-color="#ffffff" fo:padding-left="0.191cm" fo:padding-right="0.191cm" fo:padding-top="0cm" fo:padding-bottom="0cm" fo:border="0.5pt solid #000001">
        <style:background-image/>
      </style:table-cell-properties>
    </style:style>
    <style:style style:name="Tabela5.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5.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6" style:family="table">
      <style:table-properties style:width="15.901cm" fo:margin-left="-0.381cm" fo:margin-top="0cm" fo:margin-bottom="0cm" table:align="left"/>
    </style:style>
    <style:style style:name="Tabela6.A" style:family="table-column">
      <style:table-column-properties style:column-width="4.972cm"/>
    </style:style>
    <style:style style:name="Tabela6.B" style:family="table-column">
      <style:table-column-properties style:column-width="10.929cm"/>
    </style:style>
    <style:style style:name="Tabela6.1" style:family="table-row">
      <style:table-row-properties fo:keep-together="auto"/>
    </style:style>
    <style:style style:name="Tabela6.A1"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6.B1" style:family="table-cell">
      <style:table-cell-properties fo:background-color="#ffffff" fo:padding-left="0.191cm" fo:padding-right="0.191cm" fo:padding-top="0cm" fo:padding-bottom="0cm" fo:border="0.5pt solid #000001">
        <style:background-image/>
      </style:table-cell-properties>
    </style:style>
    <style:style style:name="Tabela6.2" style:family="table-row">
      <style:table-row-properties style:min-row-height="1.27cm" fo:keep-together="auto"/>
    </style:style>
    <style:style style:name="Tabela6.3" style:family="table-row">
      <style:table-row-properties style:min-row-height="0.318cm" fo:keep-together="auto"/>
    </style:style>
    <style:style style:name="Tabela6.A7"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6.B7"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7" style:family="table">
      <style:table-properties style:width="16.055cm" fo:margin-left="-0.381cm" fo:margin-top="0cm" fo:margin-bottom="0cm" table:align="left"/>
    </style:style>
    <style:style style:name="Tabela7.A" style:family="table-column">
      <style:table-column-properties style:column-width="0.998cm"/>
    </style:style>
    <style:style style:name="Tabela7.B" style:family="table-column">
      <style:table-column-properties style:column-width="4.001cm"/>
    </style:style>
    <style:style style:name="Tabela7.C" style:family="table-column">
      <style:table-column-properties style:column-width="11.056cm"/>
    </style:style>
    <style:style style:name="Tabela7.1" style:family="table-row">
      <style:table-row-properties fo:keep-together="auto"/>
    </style:style>
    <style:style style:name="Tabela7.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ela7.C1" style:family="table-cell">
      <style:table-cell-properties fo:background-color="#e6e6e6" fo:padding-left="0.191cm" fo:padding-right="0.191cm" fo:padding-top="0cm" fo:padding-bottom="0cm" fo:border="0.5pt solid #000001">
        <style:background-image/>
      </style:table-cell-properties>
    </style:style>
    <style:style style:name="Tabela7.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7.C2" style:family="table-cell">
      <style:table-cell-properties fo:background-color="#ffffff" fo:padding-left="0.191cm" fo:padding-right="0.191cm" fo:padding-top="0cm" fo:padding-bottom="0cm" fo:border="0.5pt solid #000001">
        <style:background-image/>
      </style:table-cell-properties>
    </style:style>
    <style:style style:name="Tabela7.C3" style:family="table-cell">
      <style:table-cell-properties fo:background-color="#ffffff" fo:padding-left="0.191cm" fo:padding-right="0.191cm" fo:padding-top="0cm" fo:padding-bottom="0cm" fo:border="0.5pt solid #000001">
        <style:background-image/>
      </style:table-cell-properties>
    </style:style>
    <style:style style:name="Tabela7.A4"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7.C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8" style:family="table">
      <style:table-properties style:width="14.975cm" fo:margin-left="-0.381cm" fo:margin-top="0cm" fo:margin-bottom="0cm" table:align="left"/>
    </style:style>
    <style:style style:name="Tabela8.A" style:family="table-column">
      <style:table-column-properties style:column-width="7.01cm"/>
    </style:style>
    <style:style style:name="Tabela8.B" style:family="table-column">
      <style:table-column-properties style:column-width="7.966cm"/>
    </style:style>
    <style:style style:name="Tabela8.1" style:family="table-row">
      <style:table-row-properties fo:keep-together="auto"/>
    </style:style>
    <style:style style:name="Tabela8.A1" style:family="table-cell">
      <style:table-cell-properties fo:background-color="#e6e6e6" fo:padding-left="0.191cm" fo:padding-right="0.191cm" fo:padding-top="0cm" fo:padding-bottom="0cm" fo:border-left="0.5pt solid #000001" fo:border-right="none" fo:border-top="0.5pt solid #000001" fo:border-bottom="0.5pt solid #000001">
        <style:background-image/>
      </style:table-cell-properties>
    </style:style>
    <style:style style:name="Tabela8.B1" style:family="table-cell">
      <style:table-cell-properties fo:background-color="#e6e6e6" fo:padding-left="0.191cm" fo:padding-right="0.191cm" fo:padding-top="0cm" fo:padding-bottom="0cm" fo:border="0.5pt solid #000001">
        <style:background-image/>
      </style:table-cell-properties>
    </style:style>
    <style:style style:name="Tabela8.A2"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8.B2" style:family="table-cell">
      <style:table-cell-properties fo:background-color="#ffffff" fo:padding-left="0.191cm" fo:padding-right="0.191cm" fo:padding-top="0cm" fo:padding-bottom="0cm" fo:border="0.5pt solid #000001">
        <style:background-image/>
      </style:table-cell-properties>
    </style:style>
    <style:style style:name="Tabela8.B3" style:family="table-cell">
      <style:table-cell-properties fo:background-color="#ffffff" fo:padding-left="0.191cm" fo:padding-right="0.191cm" fo:padding-top="0cm" fo:padding-bottom="0cm" fo:border="0.5pt solid #000001">
        <style:background-image/>
      </style:table-cell-properties>
    </style:style>
    <style:style style:name="Tabela8.B4" style:family="table-cell">
      <style:table-cell-properties fo:background-color="#ffffff" fo:padding-left="0.191cm" fo:padding-right="0.191cm" fo:padding-top="0cm" fo:padding-bottom="0cm" fo:border="0.5pt solid #000001">
        <style:background-image/>
      </style:table-cell-properties>
    </style:style>
    <style:style style:name="Tabela8.B5"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fo:line-height="100%" fo:text-align="center" style:justify-single-word="false" fo:orphans="2" fo:widows="2"/>
    </style:style>
    <style:style style:name="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P3" style:family="paragraph" style:parent-style-name="Standard">
      <style:paragraph-properties fo:margin-top="0cm" fo:margin-bottom="1.143cm" style:contextual-spacing="false" fo:line-height="100%" fo:orphans="2" fo:widows="2"/>
    </style:style>
    <style:style style:name="P4" style:family="paragraph" style:parent-style-name="Standard">
      <style:paragraph-properties fo:margin-top="0cm" fo:margin-bottom="1.143cm" style:contextual-spacing="false" fo:line-height="100%" fo:orphans="2" fo:widows="2">
        <style:tab-stops>
          <style:tab-stop style:position="7.795cm" style:type="center"/>
          <style:tab-stop style:position="15.589cm" style:type="right"/>
        </style:tab-stops>
      </style:paragraph-properties>
    </style:style>
    <style:style style:name="P5" style:family="paragraph" style:parent-style-name="Standard">
      <style:paragraph-properties fo:margin-top="0cm" fo:margin-bottom="1.143cm" style:contextual-spacing="false" fo:line-height="100%" fo:orphans="2" fo:widows="2">
        <style:tab-stops>
          <style:tab-stop style:position="7.955cm" style:type="center"/>
          <style:tab-stop style:position="15.91cm" style:type="right"/>
        </style:tab-stops>
      </style:paragraph-properties>
    </style:style>
    <style:style style:name="P6" style:family="paragraph" style:parent-style-name="Standard">
      <style:paragraph-properties fo:margin-top="0cm" fo:margin-bottom="1.143cm" style:contextual-spacing="false" fo:line-height="100%" fo:text-align="end" style:justify-single-word="false" fo:orphans="2" fo:widows="2">
        <style:tab-stops>
          <style:tab-stop style:position="7.795cm" style:type="center"/>
          <style:tab-stop style:position="15.589cm" style:type="right"/>
        </style:tab-stops>
      </style:paragraph-properties>
    </style:style>
    <style:style style:name="P7" style:family="paragraph" style:parent-style-name="Standard">
      <style:paragraph-properties fo:margin-top="1.143cm" fo:margin-bottom="0cm" style:contextual-spacing="false" fo:line-height="100%" fo:orphans="2" fo:widows="2"/>
    </style:style>
    <style:style style:name="P8" style:family="paragraph" style:parent-style-name="Standard">
      <style:paragraph-properties fo:margin-left="0.635cm" fo:margin-right="0cm" fo:text-indent="0cm" style:auto-text-indent="false"/>
    </style:style>
    <style:style style:name="P9" style:family="paragraph" style:parent-style-name="Standard">
      <style:paragraph-properties fo:margin-left="1.27cm" fo:margin-right="0cm" fo:text-indent="0cm" style:auto-text-indent="false"/>
    </style:style>
    <style:style style:name="P10" style:family="paragraph" style:parent-style-name="Standard">
      <style:text-properties fo:color="#000000"/>
    </style:style>
    <style:style style:name="P11" style:family="paragraph" style:parent-style-name="Standard">
      <style:paragraph-properties fo:line-height="115%" fo:text-align="end" style:justify-single-word="false"/>
      <style:text-properties fo:color="#000000" style:font-name="Times New Roman" fo:font-size="18pt" fo:font-weight="bold" style:font-name-asian="Times New Roman1" style:font-size-asian="18pt" style:font-weight-asian="bold" style:font-name-complex="Times New Roman1"/>
    </style:style>
    <style:style style:name="P12" style:family="paragraph" style:parent-style-name="Standard">
      <style:paragraph-properties fo:line-height="115%" fo:text-align="end" style:justify-single-word="false"/>
      <style:text-properties fo:color="#000000"/>
    </style:style>
    <style:style style:name="P13" style:family="paragraph" style:parent-style-name="Standard">
      <style:paragraph-properties fo:line-height="115%" fo:text-align="end" style:justify-single-word="false"/>
      <style:text-properties fo:color="#000000" fo:font-size="18pt" fo:font-weight="bold" style:font-size-asian="18pt" style:font-weight-asian="bold"/>
    </style:style>
    <style:style style:name="P14" style:family="paragraph" style:parent-style-name="Standard">
      <style:paragraph-properties fo:line-height="115%" fo:text-align="end" style:justify-single-word="false"/>
      <style:text-properties fo:color="#000000" fo:font-size="14pt" fo:font-weight="bold" style:font-size-asian="14pt" style:font-weight-asian="bold"/>
    </style:style>
    <style:style style:name="P15" style:family="paragraph" style:parent-style-name="Standard">
      <style:paragraph-properties fo:line-height="100%" fo:text-align="justify" style:justify-single-word="false"/>
      <style:text-properties fo:color="#000000"/>
    </style:style>
    <style:style style:name="P16" style:family="paragraph" style:parent-style-name="Standard">
      <style:paragraph-properties fo:margin-top="0cm" fo:margin-bottom="0cm" style:contextual-spacing="false" fo:line-height="100%" fo:orphans="2" fo:widows="2">
        <style:tab-stops>
          <style:tab-stop style:position="2.619cm"/>
        </style:tab-stops>
      </style:paragraph-properties>
      <style:text-properties style:text-position="0% 100%" style:font-name="Arial" fo:font-size="8pt" fo:font-weight="normal" style:font-name-asian="Arial3" style:font-size-asian="8pt" style:font-weight-asian="normal" style:font-name-complex="Arial3"/>
    </style:style>
    <style:style style:name="P17" style:family="paragraph" style:parent-style-name="Standard">
      <style:paragraph-properties fo:margin-top="0cm" fo:margin-bottom="0cm" style:contextual-spacing="false" fo:line-height="100%" fo:text-align="start" style:justify-single-word="false" fo:orphans="2" fo:widows="2"/>
      <style:text-properties fo:color="#000000"/>
    </style:style>
    <style:style style:name="P18" style:family="paragraph" style:parent-style-name="Standard">
      <style:paragraph-properties fo:margin-top="0cm" fo:margin-bottom="0cm" style:contextual-spacing="false" fo:line-height="100%" fo:text-align="end" style:justify-single-word="false" fo:orphans="2" fo:widows="2"/>
      <style:text-properties fo:color="#000000"/>
    </style:style>
    <style:style style:name="P19" style:family="paragraph" style:parent-style-name="Standard">
      <style:paragraph-properties fo:margin-top="0cm" fo:margin-bottom="0cm" style:contextual-spacing="false" fo:line-height="100%" fo:orphans="2" fo:widows="2"/>
      <style:text-properties fo:color="#000000"/>
    </style:style>
    <style:style style:name="P20" style:family="paragraph" style:parent-style-name="Standard">
      <style:paragraph-properties fo:margin-top="0cm" fo:margin-bottom="0cm" style:contextual-spacing="false" fo:line-height="100%" fo:orphans="2" fo:widows="2">
        <style:tab-stops>
          <style:tab-stop style:position="7.795cm" style:type="center"/>
          <style:tab-stop style:position="15.589cm" style:type="right"/>
        </style:tab-stops>
      </style:paragraph-properties>
      <style:text-properties fo:color="#000000"/>
    </style:style>
    <style:style style:name="P21" style:family="paragraph" style:parent-style-name="Standard">
      <style:paragraph-properties fo:margin-top="0cm" fo:margin-bottom="0cm" style:contextual-spacing="false" fo:line-height="100%" fo:text-align="center" style:justify-single-word="false" fo:orphans="2" fo:widows="2"/>
      <style:text-properties fo:color="#000000"/>
    </style:style>
    <style:style style:name="P22" style:family="paragraph" style:parent-style-name="Standard">
      <style:paragraph-properties fo:margin-top="0cm" fo:margin-bottom="0cm" style:contextual-spacing="false" fo:line-height="100%" fo:text-align="justify" style:justify-single-word="false" fo:orphans="2" fo:widows="2"/>
      <style:text-properties fo:color="#000000"/>
    </style:style>
    <style:style style:name="P23" style:family="paragraph" style:parent-style-name="Standard">
      <style:paragraph-properties fo:margin-top="0cm" fo:margin-bottom="0cm" style:contextual-spacing="false" fo:line-height="100%" fo:text-align="center" style:justify-single-word="false" fo:orphans="2" fo:widows="2"/>
      <style:text-properties fo:color="#000000" style:text-position="0% 100%" style:font-name="Arial" fo:font-size="14pt" fo:font-weight="bold" style:font-name-asian="Arial3" style:font-size-asian="14pt" style:font-weight-asian="bold" style:font-name-complex="Arial3"/>
    </style:style>
    <style:style style:name="P24" style:family="paragraph" style:parent-style-name="Standard">
      <style:paragraph-properties fo:margin-top="0cm" fo:margin-bottom="0cm" style:contextual-spacing="false" fo:line-height="100%" fo:text-align="justify" style:justify-single-word="false" fo:orphans="2" fo:widows="2" fo:break-before="page"/>
      <style:text-properties fo:color="#000000"/>
    </style:style>
    <style:style style:name="P25"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style:font-size-asian="10pt"/>
    </style:style>
    <style:style style:name="P26"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officeooo:paragraph-rsid="00135279" style:font-size-asian="10pt"/>
    </style:style>
    <style:style style:name="P27" style:family="paragraph" style:parent-style-name="Standard">
      <style:paragraph-properties fo:margin-left="0cm" fo:margin-right="0cm" fo:margin-top="0.353cm" fo:margin-bottom="0cm" style:contextual-spacing="false" fo:line-height="100%" fo:text-align="start" style:justify-single-word="false" fo:keep-together="auto" fo:orphans="2" fo:widows="2" fo:text-indent="0cm" style:auto-text-indent="false" fo:keep-with-next="auto"/>
      <style:text-properties fo:color="#000000" fo:font-size="10pt" style:font-size-asian="10pt"/>
    </style:style>
    <style:style style:name="P28"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fo:font-weight="bold" style:font-size-asian="10pt" style:font-weight-asian="bold"/>
    </style:style>
    <style:style style:name="P29"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fo:font-size="10pt" fo:font-weight="normal" style:font-size-asian="10pt" style:font-weight-asian="normal"/>
    </style:style>
    <style:style style:name="P30" style:family="paragraph" style:parent-style-name="Standard">
      <style:paragraph-properties fo:margin-left="0cm" fo:margin-right="0cm" fo:margin-top="0.353cm" fo:margin-bottom="0cm" style:contextual-spacing="false" fo:line-height="100%" fo:text-align="justify" style:justify-single-word="false" fo:keep-together="auto" fo:orphans="2" fo:widows="2" fo:text-indent="0cm" style:auto-text-indent="false" fo:keep-with-next="auto"/>
      <style:text-properties fo:color="#000000"/>
    </style:style>
    <style:style style:name="P31" style:family="paragraph" style:parent-style-name="Standard" style:master-page-name="Standard">
      <style:paragraph-properties fo:margin-left="0cm" fo:margin-right="-0.953cm" fo:margin-top="0.635cm" fo:margin-bottom="0.423cm" style:contextual-spacing="false" fo:line-height="100%" fo:text-align="center" style:justify-single-word="false" fo:keep-together="always" fo:orphans="2" fo:widows="2" fo:text-indent="0cm" style:auto-text-indent="false" style:page-number="auto" fo:keep-with-next="always">
        <style:tab-stops>
          <style:tab-stop style:position="0cm"/>
        </style:tab-stops>
      </style:paragraph-properties>
      <style:text-properties fo:color="#000000" style:text-position="0% 100%" style:font-name="Arial" fo:font-size="28pt" fo:font-weight="normal" style:font-name-asian="Arial3" style:font-size-asian="28pt" style:font-weight-asian="normal" style:font-name-complex="Arial3"/>
    </style:style>
    <style:style style:name="P32" style:family="paragraph" style:parent-style-name="Standard">
      <style:paragraph-properties fo:margin-top="0.106cm" fo:margin-bottom="0.106cm" style:contextual-spacing="false" fo:line-height="100%" fo:text-align="end" style:justify-single-word="false" fo:orphans="2" fo:widows="2"/>
      <style:text-properties fo:color="#000000"/>
    </style:style>
    <style:style style:name="P33" style:family="paragraph" style:parent-style-name="Standard">
      <style:paragraph-properties fo:margin-top="0.106cm" fo:margin-bottom="0.106cm" style:contextual-spacing="false" fo:line-height="100%" fo:text-align="justify" style:justify-single-word="false" fo:orphans="2" fo:widows="2"/>
      <style:text-properties fo:color="#000000"/>
    </style:style>
    <style:style style:name="P34" style:family="paragraph" style:parent-style-name="Standard">
      <style:paragraph-properties fo:margin-top="0.106cm" fo:margin-bottom="0.106cm" style:contextual-spacing="false" fo:line-height="100%" fo:text-align="center" style:justify-single-word="false" fo:orphans="2" fo:widows="2"/>
      <style:text-properties fo:color="#000000" style:text-position="0% 100%" style:font-name="Arial" fo:font-size="10pt" fo:font-weight="bold" style:font-name-asian="Arial3" style:font-size-asian="10pt" style:font-weight-asian="bold" style:font-name-complex="Arial3"/>
    </style:style>
    <style:style style:name="P35" style:family="paragraph" style:parent-style-name="Standard">
      <style:paragraph-properties fo:margin-top="0.106cm" fo:margin-bottom="0.106cm" style:contextual-spacing="false" fo:line-height="100%" fo:text-align="start" style:justify-single-word="false" fo:orphans="2" fo:widows="2"/>
      <style:text-properties fo:color="#000000" fo:font-size="10pt" fo:font-weight="bold" fo:background-color="#ffff00" style:font-size-asian="10pt" style:font-weight-asian="bold" style:font-size-complex="10pt"/>
    </style:style>
    <style:style style:name="P36" style:family="paragraph" style:parent-style-name="Standard">
      <style:paragraph-properties fo:margin-top="0.106cm" fo:margin-bottom="0.106cm" style:contextual-spacing="false" fo:line-height="100%" fo:text-align="start" style:justify-single-word="false" fo:orphans="2" fo:widows="2"/>
      <style:text-properties fo:color="#000000" fo:font-size="10pt" fo:font-weight="bold" officeooo:paragraph-rsid="0010dfd7" fo:background-color="#ffff00" style:font-size-asian="10pt" style:font-weight-asian="bold" style:font-size-complex="10pt" style:font-weight-complex="bold"/>
    </style:style>
    <style:style style:name="P37" style:family="paragraph" style:parent-style-name="Standard">
      <style:paragraph-properties fo:margin-top="0.106cm" fo:margin-bottom="0.106cm" style:contextual-spacing="false" fo:line-height="100%" fo:text-align="start" style:justify-single-word="false" fo:orphans="2" fo:widows="2"/>
      <style:text-properties fo:color="#000000" fo:font-size="10pt" style:font-size-asian="10pt" style:font-size-complex="10pt"/>
    </style:style>
    <style:style style:name="P38" style:family="paragraph" style:parent-style-name="Standard">
      <style:paragraph-properties fo:margin-top="0.106cm" fo:margin-bottom="0.106cm" style:contextual-spacing="false" fo:line-height="100%" fo:text-align="start" style:justify-single-word="false" fo:orphans="2" fo:widows="2"/>
      <style:text-properties fo:color="#000000" fo:font-size="10pt" officeooo:paragraph-rsid="0010dfd7" style:font-size-asian="10pt" style:font-size-complex="10pt"/>
    </style:style>
    <style:style style:name="P39" style:family="paragraph" style:parent-style-name="Standard">
      <style:paragraph-properties fo:margin-top="0.106cm" fo:margin-bottom="0.106cm" style:contextual-spacing="false" fo:line-height="100%" fo:text-align="center" style:justify-single-word="false" fo:orphans="2" fo:widows="2"/>
      <style:text-properties fo:color="#000000" fo:font-size="10pt" style:font-size-asian="10pt" style:font-size-complex="10pt"/>
    </style:style>
    <style:style style:name="P40" style:family="paragraph" style:parent-style-name="Standard">
      <style:paragraph-properties fo:margin-top="0.106cm" fo:margin-bottom="0.106cm" style:contextual-spacing="false" fo:line-height="100%" fo:text-align="center" style:justify-single-word="false" fo:orphans="2" fo:widows="2"/>
      <style:text-properties fo:color="#000000" fo:font-size="10pt" officeooo:paragraph-rsid="0010dfd7" style:font-size-asian="10pt" style:font-size-complex="10pt"/>
    </style:style>
    <style:style style:name="P41" style:family="paragraph" style:parent-style-name="Standard">
      <style:paragraph-properties fo:margin-top="0.212cm" fo:margin-bottom="0cm" style:contextual-spacing="false" fo:line-height="100%" fo:text-align="justify" style:justify-single-word="false" fo:orphans="2" fo:widows="2"/>
      <style:text-properties fo:color="#000000" fo:font-size="10pt" style:font-size-asian="10pt"/>
    </style:style>
    <style:style style:name="P42" style:family="paragraph" style:parent-style-name="Standard">
      <style:paragraph-properties fo:margin-top="0.212cm" fo:margin-bottom="0cm" style:contextual-spacing="false" fo:line-height="100%" fo:text-align="justify" style:justify-single-word="false" fo:orphans="2" fo:widows="2"/>
      <style:text-properties fo:color="#000000" fo:font-size="10pt" officeooo:paragraph-rsid="00109fd9" style:font-size-asian="10pt"/>
    </style:style>
    <style:style style:name="P43" style:family="paragraph" style:parent-style-name="Standard">
      <style:paragraph-properties fo:margin-top="0.212cm" fo:margin-bottom="0cm" style:contextual-spacing="false" fo:line-height="100%" fo:text-align="start" style:justify-single-word="false" fo:orphans="2" fo:widows="2"/>
      <style:text-properties fo:color="#000000" fo:font-size="10pt" style:font-size-asian="10pt"/>
    </style:style>
    <style:style style:name="P44" style:family="paragraph" style:parent-style-name="Standard">
      <style:paragraph-properties fo:margin-top="0.212cm" fo:margin-bottom="0cm" style:contextual-spacing="false" fo:line-height="100%" fo:text-align="start" style:justify-single-word="false" fo:orphans="2" fo:widows="2"/>
      <style:text-properties fo:color="#000000" fo:font-size="10pt" officeooo:paragraph-rsid="00109fd9" style:font-size-asian="10pt"/>
    </style:style>
    <style:style style:name="P45" style:family="paragraph" style:parent-style-name="Standard">
      <style:paragraph-properties fo:margin-top="0.212cm" fo:margin-bottom="0cm" style:contextual-spacing="false" fo:line-height="100%" fo:text-align="justify" style:justify-single-word="false"/>
      <style:text-properties fo:color="#000000"/>
    </style:style>
    <style:style style:name="P46" style:family="paragraph" style:parent-style-name="Standard">
      <style:paragraph-properties fo:margin-top="0.212cm" fo:margin-bottom="0cm" style:contextual-spacing="false" fo:line-height="100%" fo:text-align="justify" style:justify-single-word="false" fo:orphans="2" fo:widows="2"/>
      <style:text-properties fo:color="#000000"/>
    </style:style>
    <style:style style:name="P47" style:family="paragraph" style:parent-style-name="Standard" style:list-style-name="WWNum8">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48" style:family="paragraph" style:parent-style-name="Standard" style:list-style-name="WWNum3">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49" style:family="paragraph" style:parent-style-name="Standard" style:list-style-name="WWNum11">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0" style:family="paragraph" style:parent-style-name="Standard" style:list-style-name="WWNum12">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1" style:family="paragraph" style:parent-style-name="Standard" style:list-style-name="WWNum4">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2" style:family="paragraph" style:parent-style-name="Standard" style:list-style-name="WWNum7">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3" style:family="paragraph" style:parent-style-name="Standard" style:list-style-name="WWNum13">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4" style:family="paragraph" style:parent-style-name="Standard" style:list-style-name="WWNum1">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fo:font-size="10pt" style:font-size-asian="10pt"/>
    </style:style>
    <style:style style:name="P55" style:family="paragraph" style:parent-style-name="Standard" style:list-style-name="WWNum1">
      <style:paragraph-properties fo:margin-left="1.27cm" fo:margin-right="0cm" fo:margin-top="0.353cm" fo:margin-bottom="0cm" style:contextual-spacing="false" fo:line-height="100%" fo:text-align="justify" style:justify-single-word="false" fo:keep-together="auto" fo:orphans="2" fo:widows="2" fo:text-indent="-0.635cm" style:auto-text-indent="false" fo:keep-with-next="auto"/>
      <style:text-properties fo:color="#000000"/>
    </style:style>
    <style:style style:name="P56" style:family="paragraph" style:parent-style-name="Standard" style:list-style-name="WWNum13">
      <style:paragraph-properties fo:margin-left="1.27cm" fo:margin-right="0cm" fo:margin-top="0.353cm" fo:margin-bottom="0cm" style:contextual-spacing="false" fo:line-height="100%" fo:text-align="justify" style:justify-single-word="false" fo:text-indent="-0.635cm" style:auto-text-indent="false"/>
      <style:text-properties fo:color="#000000" fo:font-size="10pt" style:font-size-asian="10pt"/>
    </style:style>
    <style:style style:name="P57" style:family="paragraph" style:parent-style-name="Standard" style:list-style-name="WWNum10">
      <style:paragraph-properties fo:margin-left="1.27cm" fo:margin-right="0cm" fo:margin-top="0.353cm" fo:margin-bottom="0cm" style:contextual-spacing="false" fo:line-height="100%" fo:text-align="justify" style:justify-single-word="false" fo:text-indent="-0.635cm" style:auto-text-indent="false"/>
      <style:text-properties fo:color="#000000" fo:font-size="10pt" style:font-size-asian="10pt"/>
    </style:style>
    <style:style style:name="P58" style:family="paragraph" style:parent-style-name="Standard">
      <style:paragraph-properties fo:margin-top="0.353cm" fo:margin-bottom="0cm" style:contextual-spacing="false" fo:line-height="100%" fo:text-align="justify" style:justify-single-word="false"/>
      <style:text-properties fo:color="#000000" fo:font-size="10pt" style:font-size-asian="10pt"/>
    </style:style>
    <style:style style:name="P59" style:family="paragraph" style:parent-style-name="Standard">
      <style:paragraph-properties fo:margin-top="0.353cm" fo:margin-bottom="0cm" style:contextual-spacing="false" fo:line-height="100%" fo:text-align="start" style:justify-single-word="false"/>
      <style:text-properties fo:color="#000000" fo:font-size="10pt" style:font-size-asian="10pt"/>
    </style:style>
    <style:style style:name="P60" style:family="paragraph" style:parent-style-name="Standard">
      <style:paragraph-properties fo:margin-top="0.212cm" fo:margin-bottom="0.212cm" style:contextual-spacing="false" fo:line-height="100%" fo:orphans="2" fo:widows="2">
        <style:tab-stops>
          <style:tab-stop style:position="15.921cm" style:type="right"/>
        </style:tab-stops>
      </style:paragraph-properties>
      <style:text-properties fo:color="#000000"/>
    </style:style>
    <style:style style:name="P61" style:family="paragraph" style:parent-style-name="Standard">
      <style:paragraph-properties fo:margin-top="0.212cm" fo:margin-bottom="0.212cm" style:contextual-spacing="false" fo:line-height="100%" fo:text-align="center" style:justify-single-word="false" fo:orphans="2" fo:widows="2"/>
      <style:text-properties fo:color="#000000" fo:font-size="10pt" fo:font-weight="bold" style:font-size-asian="10pt" style:font-weight-asian="bold"/>
    </style:style>
    <style:style style:name="P62" style:family="paragraph" style:parent-style-name="Standard" style:list-style-name="WWNum2">
      <style:paragraph-properties fo:margin-left="2.54cm" fo:margin-right="0cm" fo:margin-top="0.212cm" fo:margin-bottom="0cm" style:contextual-spacing="false" fo:line-height="100%" fo:text-align="start" style:justify-single-word="false" fo:orphans="2" fo:widows="2" fo:text-indent="-2.48cm" style:auto-text-indent="false"/>
      <style:text-properties fo:color="#000000" style:font-name="Arial" fo:font-size="10pt" officeooo:paragraph-rsid="00109fd9" style:font-name-asian="Arial3" style:font-size-asian="10pt" style:font-name-complex="Arial3"/>
    </style:style>
    <style:style style:name="P63" style:family="paragraph" style:parent-style-name="Standard" style:list-style-name="WWNum2">
      <style:paragraph-properties fo:margin-left="2.54cm" fo:margin-right="0cm" fo:margin-top="0.212cm" fo:margin-bottom="0cm" style:contextual-spacing="false" fo:line-height="100%" fo:text-align="start" style:justify-single-word="false" fo:orphans="2" fo:widows="2" fo:text-indent="-2.48cm" style:auto-text-indent="false"/>
      <style:text-properties fo:color="#000000" style:font-name="Arial" fo:font-size="10pt" fo:font-weight="normal" officeooo:paragraph-rsid="00109fd9" style:font-name-asian="Arial3" style:font-size-asian="10pt" style:font-weight-asian="normal" style:font-name-complex="Arial3"/>
    </style:style>
    <style:style style:name="P64" style:family="paragraph" style:parent-style-name="Heading_20_3" style:list-style-name="WWNum5">
      <style:paragraph-properties fo:margin-left="0.75cm" fo:margin-right="0cm" fo:margin-top="0.423cm" fo:margin-bottom="0.141cm" style:contextual-spacing="false" fo:line-height="100%" fo:text-indent="0cm" style:auto-text-indent="false">
        <style:tab-stops>
          <style:tab-stop style:position="0.751cm"/>
        </style:tab-stops>
      </style:paragraph-properties>
      <style:text-properties fo:color="#000000"/>
    </style:style>
    <style:style style:name="P65" style:family="paragraph" style:parent-style-name="Heading_20_2" style:list-style-name="WWNum5">
      <style:paragraph-properties fo:margin-left="0.63cm" fo:margin-right="0cm" fo:line-height="100%" fo:text-align="justify" style:justify-single-word="false" fo:text-indent="0cm" style:auto-text-indent="false">
        <style:tab-stops>
          <style:tab-stop style:position="0.635cm"/>
        </style:tab-stops>
      </style:paragraph-properties>
      <style:text-properties fo:color="#000000" style:text-position="0% 100%"/>
    </style:style>
    <style:style style:name="P66"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style:text-position="0% 100%"/>
    </style:style>
    <style:style style:name="P67"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style:text-position="0% 100%" fo:font-size="14pt" style:font-size-asian="14pt"/>
    </style:style>
    <style:style style:name="P68"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style:style>
    <style:style style:name="P69" style:family="paragraph" style:parent-style-name="Heading_20_2" style:list-style-name="WWNum5">
      <style:paragraph-properties fo:margin-left="0.635cm" fo:margin-right="0cm" fo:margin-top="0.423cm" fo:margin-bottom="0.212cm" style:contextual-spacing="false" fo:line-height="100%" fo:text-align="justify" style:justify-single-word="false" fo:text-indent="0cm" style:auto-text-indent="false" fo:keep-with-next="always">
        <style:tab-stops>
          <style:tab-stop style:position="0.635cm"/>
        </style:tab-stops>
      </style:paragraph-properties>
      <style:text-properties fo:color="#000000" fo:font-size="14pt" style:font-size-asian="14pt"/>
    </style:style>
    <style:style style:name="T1" style:family="text">
      <style:text-properties style:text-position="0% 100%"/>
    </style:style>
    <style:style style:name="T2" style:family="text">
      <style:text-properties style:text-position="0% 100%" style:font-name="Arial" fo:font-size="8pt" fo:font-weight="normal" style:font-name-asian="Arial3" style:font-size-asian="8pt" style:font-weight-asian="normal" style:font-name-complex="Arial3"/>
    </style:style>
    <style:style style:name="T3" style:family="text">
      <style:text-properties fo:font-size="8pt" style:font-size-asian="8pt"/>
    </style:style>
    <style:style style:name="T4" style:family="text">
      <style:text-properties style:font-name="Times New Roman" style:font-name-asian="Times New Roman1" style:font-name-complex="Times New Roman1"/>
    </style:style>
    <style:style style:name="T5" style:family="text">
      <style:text-properties fo:font-size="10pt" style:font-size-asian="10pt"/>
    </style:style>
    <style:style style:name="T6" style:family="text">
      <style:text-properties fo:font-variant="small-caps" fo:color="#000000" style:font-name="Times New Roman" fo:font-size="10pt" style:text-underline-style="solid" style:text-underline-width="auto" style:text-underline-color="font-color" fo:font-weight="bold" style:font-name-asian="Times New Roman1" style:font-size-asian="10pt" style:font-weight-asian="bold"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lano de Verificação/Validação</text:p>
      <text:p text:style-name="P17"/>
      <text:p text:style-name="P18"/>
      <text:p text:style-name="P17"/>
      <text:p text:style-name="P11">UFG</text:p>
      <text:p text:style-name="P12"/>
      <text:p text:style-name="P12"/>
      <text:p text:style-name="P11">Sistema de Vendas e Reserva de Ingressos – SVRI</text:p>
      <text:p text:style-name="P12"/>
      <text:p text:style-name="P13"><text:s/></text:p>
      <text:p text:style-name="P14">Versão 3.0</text:p>
      <text:p text:style-name="P32"/>
      <text:p text:style-name="P33"/>
      <text:p text:style-name="P23">Histórico de Alteraç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4">Data</text:p>
          </table:table-cell>
          <table:table-cell table:style-name="Tabela1.A1" office:value-type="string">
            <text:p text:style-name="P34">Versão</text:p>
          </table:table-cell>
          <table:table-cell table:style-name="Tabela1.A1" office:value-type="string">
            <text:p text:style-name="P34">Descrição</text:p>
          </table:table-cell>
          <table:table-cell table:style-name="Tabela1.D1" office:value-type="string">
            <text:p text:style-name="P34">Autor</text:p>
          </table:table-cell>
        </table:table-row>
        <table:table-row table:style-name="Tabela1.1">
          <table:table-cell table:style-name="Tabela1.A2" office:value-type="string">
            <text:p text:style-name="P35">11/05/2015</text:p>
          </table:table-cell>
          <table:table-cell table:style-name="Tabela1.A2" office:value-type="string">
            <text:p text:style-name="P39">1.0</text:p>
          </table:table-cell>
          <table:table-cell table:style-name="Tabela1.A2" office:value-type="string">
            <text:p text:style-name="P37">Criação do plano de Verificação e Validação</text:p>
          </table:table-cell>
          <table:table-cell table:style-name="Tabela1.D2" office:value-type="string">
            <text:p text:style-name="P37">Marcos Vinicius R. Silva</text:p>
          </table:table-cell>
        </table:table-row>
        <table:table-row table:style-name="Tabela1.1">
          <table:table-cell table:style-name="Tabela1.A2" office:value-type="string">
            <text:p text:style-name="P35">17/05/2015</text:p>
          </table:table-cell>
          <table:table-cell table:style-name="Tabela1.A2" office:value-type="string">
            <text:p text:style-name="P39">2.0</text:p>
          </table:table-cell>
          <table:table-cell table:style-name="Tabela1.A2" office:value-type="string">
            <text:p text:style-name="P37">Replanejamento do Plano de Verificação e Validação</text:p>
          </table:table-cell>
          <table:table-cell table:style-name="Tabela1.D2" office:value-type="string">
            <text:p text:style-name="P37">Yuri Matheus Dias Pereira</text:p>
          </table:table-cell>
        </table:table-row>
        <table:table-row table:style-name="Tabela1.1">
          <table:table-cell table:style-name="Tabela1.A2" office:value-type="string">
            <text:p text:style-name="P36">02/06/2015</text:p>
          </table:table-cell>
          <table:table-cell table:style-name="Tabela1.A2" office:value-type="string">
            <text:p text:style-name="P40">3.0</text:p>
          </table:table-cell>
          <table:table-cell table:style-name="Tabela1.A2" office:value-type="string">
            <text:p text:style-name="P38">Plano de Verificação e Validação para o Sprint 2</text:p>
          </table:table-cell>
          <table:table-cell table:style-name="Tabela1.D2" office:value-type="string">
            <text:p text:style-name="P38">Yuri Matheus Dias Pereira</text:p>
          </table:table-cell>
        </table:table-row>
      </table:table>
      <text:p text:style-name="P19"/>
      <text:p text:style-name="P19"/>
      <text:p text:style-name="P19"/>
      <text:p text:style-name="P19"/>
      <text:p text:style-name="P20"/>
      <text:p text:style-name="P20"/>
      <text:p text:style-name="P20"/>
      <text:p text:style-name="P20"/>
      <text:p text:style-name="P21"/>
      <text:p text:style-name="P20"><text:soft-page-break/></text:p>
      <text:p text:style-name="P19"/>
      <text:p text:style-name="P8"><text:a xlink:type="simple" xlink:href="#h.bz51z1azvmf6" text:style-name="Internet_20_link"><text:span text:style-name="T6">Objetivo</text:span></text:a></text:p>
      <text:p text:style-name="P8"><text:a xlink:type="simple" xlink:href="#h.y5bruvqndype" text:style-name="Internet_20_link"><text:span text:style-name="T6">Definições, Acrônimos e Abreviações</text:span></text:a></text:p>
      <text:p text:style-name="P8"><text:a xlink:type="simple" xlink:href="#h.lfnxfop1o3e4" text:style-name="Internet_20_link"><text:span text:style-name="T6">Referências</text:span></text:a></text:p>
      <text:p text:style-name="P8"><text:a xlink:type="simple" xlink:href="#h.qqm7oktrb2px" text:style-name="Internet_20_link"><text:span text:style-name="T6">Itens Alvo de Verificação/Validação</text:span></text:a></text:p>
      <text:p text:style-name="P8"><text:a xlink:type="simple" xlink:href="#h.sojondd36qnc" text:style-name="Internet_20_link"><text:span text:style-name="T6">Estratégias de Verificação/Validação</text:span></text:a></text:p>
      <text:p text:style-name="P9"><text:a xlink:type="simple" xlink:href="#h.gpulkodsl843" text:style-name="Internet_20_link"><text:span text:style-name="T6">Estratégia para Verificar e Validar Requisitos</text:span></text:a></text:p>
      <text:p text:style-name="P9"><text:a xlink:type="simple" xlink:href="#h.pht06hqd7r20" text:style-name="Internet_20_link"><text:span text:style-name="T6">Estratégia para verificar e validar Design Arquitetural</text:span></text:a></text:p>
      <text:p text:style-name="P9"><text:a xlink:type="simple" xlink:href="#h.274in45rrcdx" text:style-name="Internet_20_link"><text:span text:style-name="T6">Estratégia para verificar e validar Código Fonte</text:span></text:a></text:p>
      <text:p text:style-name="P9"><text:a xlink:type="simple" xlink:href="#h.v8gq98dudt3k" text:style-name="Internet_20_link"><text:span text:style-name="T6">Estratégia para verificar e validar a Instalação</text:span></text:a></text:p>
      <text:p text:style-name="P9"><text:a xlink:type="simple" xlink:href="#h.pk3urulun1r1" text:style-name="Internet_20_link"><text:span text:style-name="T6">Estratégia para verificar e validar de Manutenção</text:span></text:a></text:p>
      <text:p text:style-name="P8"><text:a xlink:type="simple" xlink:href="#h.vfeyztlm8s8w" text:style-name="Internet_20_link"><text:span text:style-name="T6">Papéis e Responsabilidades</text:span></text:a></text:p>
      <text:p text:style-name="P8"><text:a xlink:type="simple" xlink:href="#h.a1h1b0ybpbwd" text:style-name="Internet_20_link"><text:span text:style-name="T6">Materiais de Apoio</text:span></text:a></text:p>
      <text:p text:style-name="P8"><text:a xlink:type="simple" xlink:href="#h.lg4bb5gbwnhn" text:style-name="Internet_20_link"><text:span text:style-name="T6">Cronograma</text:span></text:a></text:p>
      <text:p text:style-name="P60"/>
      <text:p text:style-name="P10"/>
      <text:p text:style-name="P24"/>
      <text:list xml:id="list5682311388829974602" text:style-name="WWNum5">
        <text:list-item>
          <text:h text:style-name="P65" text:outline-level="2"><text:bookmark text:name="h.bz51z1azvmf6"/>Objetivo</text:h>
        </text:list-item>
      </text:list>
      <text:p text:style-name="P41"><text:bookmark text:name="h.f0wi1q9jvz1f"/>Este plano tem por objetivo documentar o planejamento do processo de Verificação e Validação do sistema SVRI.</text:p>
      <text:list xml:id="list1528650758" text:continue-numbering="true" text:style-name="WWNum5">
        <text:list-item>
          <text:h text:style-name="P66" text:outline-level="2"><text:bookmark text:name="h.y5bruvqndype"/>Definições, Acrônimos e Abreviações</text:h>
        </text:list-item>
      </text:list>
      <text:list xml:id="list5245536868743932060" text:style-name="WWNum8">
        <text:list-item>
          <text:p text:style-name="P47"><text:bookmark text:name="h.xn9aeol78qyz"/>Baseline: Conjunto de produtos/artefatos e suas versões, aprovados após uma revisão, que servem como base de desenvolvimento futuro;</text:p>
        </text:list-item>
        <text:list-item>
          <text:p text:style-name="P47"><text:bookmark text:name="h.g2icjjk7kz5y"/>V&amp;V: Verificação e Validação;</text:p>
        </text:list-item>
        <text:list-item>
          <text:p text:style-name="P47"><text:bookmark text:name="h.lbxkczj1k2le"/>Instalação e Checkout: A parte do ciclo de vida destinada a passagem do software do ambiente de desenvolvimento para a colocação do software em ambiente de uso;</text:p>
        </text:list-item>
        <text:list-item>
          <text:p text:style-name="P47"><text:bookmark text:name="h.e65iuclqtmdr"/>Checklist: Lista de atributos/itens a serem levados em consideração para se realizar uma determinada análise;</text:p>
        </text:list-item>
        <text:list-item>
          <text:p text:style-name="P47"><text:bookmark text:name="h.71636bhavvq1"/>Anomalia: Qualquer anormalidade, irregularidade, discrepância, inconsistência de um resultado diante do esperado;</text:p>
        </text:list-item>
        <text:list-item>
          <text:p text:style-name="P47"><text:bookmark text:name="h.qcolmfrl8pkm"/>EAP: Estrutura Analítica de Projeto;</text:p>
        </text:list-item>
        <text:list-item>
          <text:p text:style-name="P47"><text:bookmark text:name="h.bsaysku4n8u3"/>Walkthrough: Técnica Informal de Verificação para encontrar defeitos nos artefatos. A técnica propõe que o autor do artefato passe e explique ele aos participantes da reunião para que eles possam obter um entendimento comum;</text:p>
        </text:list-item>
        <text:list-item>
          <text:p text:style-name="P47"><text:bookmark text:name="h.q9y59c78r6k1"/>Defeito: Imperfeição ou deficiência em um produto de trabalho, de modo que ele não supre os requisitos ou especificações e precisa ser reparado ou substituído;</text:p>
        </text:list-item>
      </text:list>
      <text:list xml:id="list1555284421" text:continue-list="list1528650758" text:style-name="WWNum5">
        <text:list-item>
          <text:h text:style-name="P68" text:outline-level="2"><text:bookmark text:name="h.lfnxfop1o3e4"/><text:span text:style-name="T1">Referências</text:span></text:h>
        </text:list-item>
      </text:list>
      <text:list xml:id="list1624467846" text:continue-list="list5245536868743932060" text:style-name="WWNum8">
        <text:list-item>
          <text:p text:style-name="P47"><text:bookmark text:name="h.hv3ndpbo8l7p"/>Documento de Arquitetura de Software;</text:p>
        </text:list-item>
        <text:list-item>
          <text:p text:style-name="P47"><text:bookmark text:name="h.f0n6yxjjvplz"/>Diagrama de Classes;</text:p>
        </text:list-item>
        <text:list-item>
          <text:p text:style-name="P47"><text:bookmark text:name="h.swem46zi8zwz"/>EAP;</text:p>
        </text:list-item>
        <text:list-item>
          <text:p text:style-name="P47"><text:bookmark text:name="h.qbzs6yx7ce3g"/>Documento de Checklists de Verificação e Validação;<text:bookmark text:name="h.lkgytu5nktq6"/></text:p>
        </text:list-item>
      </text:list>
      <text:list xml:id="list1925742862" text:continue-list="list1555284421" text:style-name="WWNum5">
        <text:list-item>
          <text:h text:style-name="P66" text:outline-level="2"><text:bookmark text:name="h.qqm7oktrb2px"/><text:soft-page-break/>Itens Alvo de Verificação/Validação</text:h>
        </text:list-item>
      </text:list>
      <text:p text:style-name="P25"><text:bookmark text:name="h.x8q3uci06q3z"/>Os alvos de V&amp;V são os artefatos gerados pela equipe de análise e design, construção e instalação, conforme especificado na EAP.</text:p>
      <text:list xml:id="list379388298" text:continue-numbering="true" text:style-name="WWNum5">
        <text:list-item>
          <text:h text:style-name="P67" text:outline-level="2"><text:bookmark text:name="h.sojondd36qnc"/>Estratégias de Verificação/Validação</text:h>
        </text:list-item>
      </text:list>
      <text:p text:style-name="P30"><text:bookmark text:name="h.pau8hqh21x"/><text:span text:style-name="T5">As estratégias de testes adotados no SVRI são descritas nas seções subsequentes. Para cada método de Verificação/Validação, anexar neste plano os documentos/materiais utilizados.</text:span><text:bookmark text:name="h.q20k3j6clfpw"/></text:p>
      <text:list xml:id="list2036363912" text:continue-numbering="true" text:style-name="WWNum5">
        <text:list-item>
          <text:list>
            <text:list-item>
              <text:h text:style-name="P64" text:outline-level="3"><text:bookmark text:name="h.pht06hqd7r20"/><text:s/><text:span text:style-name="T4">Estratégia para verificar e validar Design Arquitetural</text:span></text:h>
            </text:list-item>
          </text:list>
        </text:list-item>
      </text:list>
      <text:p text:style-name="P22"/>
      <table:table table:name="Tabela3" table:style-name="Tabela3">
        <table:table-column table:style-name="Tabela3.A"/>
        <table:table-column table:style-name="Tabela3.B"/>
        <table:table-row table:style-name="Tabela3.1">
          <table:table-cell table:style-name="Tabela3.A1" office:value-type="string">
            <text:p text:style-name="P25"><text:bookmark text:name="h.l4z82jmqynax"/>Objetivo da Método:</text:p>
          </table:table-cell>
          <table:table-cell table:style-name="Tabela3.B1" office:value-type="string">
            <text:p text:style-name="P25"><text:bookmark text:name="h.krozjyggn33e"/>Analisar se a Arquitetura foi implementada de forma correta e de acordo com os padrões arquiteturais.</text:p>
          </table:table-cell>
        </table:table-row>
        <table:table-row table:style-name="Tabela3.1">
          <table:table-cell table:style-name="Tabela3.A1" office:value-type="string">
            <text:p text:style-name="P25"><text:bookmark text:name="h.z9pyxy4om4d"/>Procedimento:</text:p>
          </table:table-cell>
          <table:table-cell table:style-name="Tabela3.B1" office:value-type="string">
            <text:list xml:id="list2427542020408731107" text:style-name="WWNum3">
              <text:list-item>
                <text:p text:style-name="P48"><text:bookmark text:name="h.7m0x37jlw986"/>Verificar adequação com os requisitos;</text:p>
              </text:list-item>
              <text:list-item>
                <text:p text:style-name="P48"><text:bookmark text:name="h.71nwy1ht6hks"/>Definir funcionalidades de interface;</text:p>
              </text:list-item>
              <text:list-item>
                <text:p text:style-name="P48"><text:bookmark text:name="h.phwi90dp3eac"/>Convenções estabelecidas;</text:p>
              </text:list-item>
              <text:list-item>
                <text:p text:style-name="P48"><text:bookmark text:name="h.2w4o553fhy1a"/>Gerar a rastreabilidade de requisitos;</text:p>
              </text:list-item>
              <text:list-item>
                <text:p text:style-name="P48"><text:bookmark text:name="h.2s0lxexubs3i"/>Verificar a Estrutura e Interfaces;</text:p>
              </text:list-item>
              <text:list-item>
                <text:p text:style-name="P48"><text:bookmark text:name="h.picicnrt8kbl"/>Análise de Lógica;</text:p>
              </text:list-item>
              <text:list-item>
                <text:p text:style-name="P48"><text:bookmark text:name="h.6y5q7r7ehcc6"/>Análise de performance;</text:p>
              </text:list-item>
            </text:list>
            <text:list xml:id="list3657994073292465849" text:style-name="WWNum11">
              <text:list-item>
                <text:p text:style-name="P49"><text:bookmark text:name="h.1xd6dym8fcgf"/>Verificação e Tratamento de erros e recuperação;</text:p>
              </text:list-item>
              <text:list-item>
                <text:p text:style-name="P49"><text:bookmark text:name="h.lksjjrihw0am"/>Testabilidade e Estabilidade;</text:p>
              </text:list-item>
              <text:list-item>
                <text:p text:style-name="P49"><text:bookmark text:name="h.bboaxfau80tz"/>Coesão e Acoplamento;</text:p>
              </text:list-item>
            </text:list>
          </table:table-cell>
        </table:table-row>
        <table:table-row table:style-name="Tabela3.3">
          <table:table-cell table:style-name="Tabela3.A1" office:value-type="string">
            <text:p text:style-name="P25"><text:bookmark text:name="h.hv3u8komuqac"/>Ferramentas Necessárias:</text:p>
          </table:table-cell>
          <table:table-cell table:style-name="Tabela3.B1" office:value-type="string">
            <text:p text:style-name="P25"><text:bookmark text:name="h.xf5o6u6e3otr"/>Apache OpenOffice e Ferramentas de edição de documentos do Google.</text:p>
          </table:table-cell>
        </table:table-row>
        <table:table-row table:style-name="Tabela3.1">
          <table:table-cell table:style-name="Tabela3.A1" office:value-type="string">
            <text:p text:style-name="P25"><text:bookmark text:name="h.5djq10sq6wpn"/>Critérios de Êxito:</text:p>
          </table:table-cell>
          <table:table-cell table:style-name="Tabela3.B1" office:value-type="string">
            <text:p text:style-name="P25"><text:bookmark text:name="h.r3qfjv7hkga0"/>O Design Arquitetural deve:</text:p>
            <text:list xml:id="list1679606210884416805" text:style-name="WWNum12">
              <text:list-item>
                <text:p text:style-name="P50"><text:bookmark text:name="h.799kr6uy53jl"/>Possuir consistência com os requisitos;</text:p>
              </text:list-item>
              <text:list-item>
                <text:p text:style-name="P50"><text:bookmark text:name="h.1v0345a5ycuo"/>Possuir boa documentação;</text:p>
              </text:list-item>
              <text:list-item>
                <text:p text:style-name="P50"><text:bookmark text:name="h.4p915sd3pbge"/><text:soft-page-break/>Ser implementado de acordo com as decisões dos requisitos gerais do processo;</text:p>
              </text:list-item>
              <text:list-item>
                <text:p text:style-name="P50"><text:bookmark text:name="h.hoiufoqeglpz"/>Não possuir especificações ambíguas;</text:p>
              </text:list-item>
              <text:list-item>
                <text:p text:style-name="P50"><text:bookmark text:name="h.7sfqbr2zrj0n"/>Descrever claramente as decisões as transformações necessárias;</text:p>
              </text:list-item>
              <text:list-item>
                <text:p text:style-name="P50"><text:bookmark text:name="h.lyrjswq4mu1f"/>Possuir boa documentação de dependências;</text:p>
              </text:list-item>
              <text:list-item>
                <text:p text:style-name="P50"><text:bookmark text:name="h.hb9vh3pe8qcp"/>Descrever claramente os fatores humanos em funções de interface de usuário;</text:p>
              </text:list-item>
              <text:list-item>
                <text:p text:style-name="P50"><text:bookmark text:name="h.2d7lxvvanw9p"/>Possuir restrições adequadas a recursos físicos;</text:p>
              </text:list-item>
              <text:list-item>
                <text:p text:style-name="P50"><text:bookmark text:name="h.rruynjfl0y2w"/>Seguir notações e convenções estabelecidas;</text:p>
              </text:list-item>
            </text:list>
            <text:p text:style-name="P30"><text:bookmark text:name="h.41itbjprb79h"/></text:p>
          </table:table-cell>
        </table:table-row>
        <table:table-row table:style-name="Tabela3.1">
          <table:table-cell table:style-name="Tabela3.A1" office:value-type="string">
            <text:p text:style-name="P25"><text:bookmark text:name="h.dz72qz9421hd"/>Considerações Especiais:</text:p>
          </table:table-cell>
          <table:table-cell table:style-name="Tabela3.B1" office:value-type="string">
            <text:p text:style-name="P25"><text:bookmark text:name="h.qxqyd6z89lc3"/>Não se aplica.</text:p>
          </table:table-cell>
        </table:table-row>
        <table:table-row table:style-name="Tabela3.1">
          <table:table-cell table:style-name="Tabela3.A1" office:value-type="string">
            <text:p text:style-name="P25"><text:bookmark text:name="h.h68v7wt5zkme"/>Tempo</text:p>
          </table:table-cell>
          <table:table-cell table:style-name="Tabela3.B1" office:value-type="string">
            <text:p text:style-name="P25">5 Horas;</text:p>
          </table:table-cell>
        </table:table-row>
        <table:table-row table:style-name="Tabela3.1">
          <table:table-cell table:style-name="Tabela3.A7" office:value-type="string">
            <text:p text:style-name="P25"><text:bookmark text:name="h.4w13zwq2lu15"/>Materiais</text:p>
          </table:table-cell>
          <table:table-cell table:style-name="Tabela3.B7" office:value-type="string">
            <text:p text:style-name="P25"><text:bookmark text:name="h.ilncbepe8c9i"/>EAP, Documento de Checklists de Verificação e Validação, <text:s/>Documento de Arquitetura de Software e Diagrama de Classes.</text:p>
          </table:table-cell>
        </table:table-row>
      </table:table>
      <text:p text:style-name="P22"/>
      <text:list xml:id="list548477178" text:continue-list="list2036363912" text:style-name="WWNum5">
        <text:list-item>
          <text:list>
            <text:list-item>
              <text:h text:style-name="P64" text:outline-level="3"><text:bookmark text:name="h.274in45rrcdx"/><text:s/><text:span text:style-name="T4">Estratégia para verificar e validar Código Fonte</text:span></text:h>
            </text:list-item>
          </text:list>
        </text:list-item>
      </text:list>
      <text:p text:style-name="P15"><text:bookmark text:name="h.1t3h5sf"/></text:p>
      <table:table table:name="Tabela4" table:style-name="Tabela4">
        <table:table-column table:style-name="Tabela4.A"/>
        <table:table-column table:style-name="Tabela4.B"/>
        <table:table-row table:style-name="Tabela4.1">
          <table:table-cell table:style-name="Tabela4.A1" office:value-type="string">
            <text:p text:style-name="P25"><text:bookmark text:name="h.wvd57m7entm2"/>Objetivo da Método:</text:p>
          </table:table-cell>
          <table:table-cell table:style-name="Tabela4.B1" office:value-type="string">
            <text:p text:style-name="P25"><text:bookmark text:name="h.f9ezb24mlb1s"/>Analisar a implementação do produto para atestar conformidade com os Requisitos Específicados.</text:p>
          </table:table-cell>
        </table:table-row>
        <table:table-row table:style-name="Tabela4.1">
          <table:table-cell table:style-name="Tabela4.A1" office:value-type="string">
            <text:p text:style-name="P25"><text:bookmark text:name="h.5rbpasam6zao"/>Procedimento:</text:p>
          </table:table-cell>
          <table:table-cell table:style-name="Tabela4.B1" office:value-type="string">
            <text:list xml:id="list644568367272972450" text:style-name="WWNum4">
              <text:list-item>
                <text:p text:style-name="P51"><text:bookmark text:name="h.pc4ev16amfkg"/>Verificar estrutura;</text:p>
              </text:list-item>
              <text:list-item>
                <text:p text:style-name="P51"><text:bookmark text:name="h.kpw5g4ylh6q6"/>Verificar documentação;</text:p>
              </text:list-item>
              <text:list-item>
                <text:p text:style-name="P51"><text:bookmark text:name="h.vnny2ruq491b"/>Convenções de variáveis;</text:p>
              </text:list-item>
              <text:list-item>
                <text:p text:style-name="P51"><text:bookmark text:name="h.mcs8vvgay1eo"/>Verificação de operações aritméticas;</text:p>
              </text:list-item>
              <text:list-item>
                <text:p text:style-name="P51"><text:bookmark text:name="h.yyfeulrc51ab"/>Verificação de laços e caminhos;</text:p>
              </text:list-item>
              <text:list-item>
                <text:p text:style-name="P51"><text:bookmark text:name="h.2cofzphyw3sw"/>Verificação dos dados;</text:p>
              </text:list-item>
            </text:list>
          </table:table-cell>
        </table:table-row>
        <text:soft-page-break/>
        <table:table-row table:style-name="Tabela4.1">
          <table:table-cell table:style-name="Tabela4.A1" office:value-type="string">
            <text:p text:style-name="P25"><text:bookmark text:name="h.vw3gbwli28n0"/>Ferramentas Necessárias:</text:p>
          </table:table-cell>
          <table:table-cell table:style-name="Tabela4.B1" office:value-type="string">
            <text:p text:style-name="P26">Editores de texto, navegador web e ferramenta Eclipse para visualizar o código-fonte.</text:p>
          </table:table-cell>
        </table:table-row>
        <table:table-row table:style-name="Tabela4.1">
          <table:table-cell table:style-name="Tabela4.A1" office:value-type="string">
            <text:p text:style-name="P25"><text:bookmark text:name="h.6pn174sfyvj5"/>Critérios de Êxito:</text:p>
          </table:table-cell>
          <table:table-cell table:style-name="Tabela4.B1" office:value-type="string">
            <text:p text:style-name="P25"><text:bookmark text:name="h.ssf4v5w6rbsk"/>O Código-Fonte deve:</text:p>
            <text:list xml:id="list7397796785552433299" text:style-name="WWNum7">
              <text:list-item>
                <text:p text:style-name="P52"><text:bookmark text:name="h.hcu9a1u0cb6x"/>Implementar adequadamente o design;</text:p>
              </text:list-item>
              <text:list-item>
                <text:p text:style-name="P52"><text:bookmark text:name="h.smkusrj3ohzm"/>Estar de acordo com padrões de codificação pertinentes;</text:p>
              </text:list-item>
              <text:list-item>
                <text:p text:style-name="P52"><text:bookmark text:name="h.83q3lfazzuic"/>Estar bem estruturado;</text:p>
              </text:list-item>
              <text:list-item>
                <text:p text:style-name="P52"><text:bookmark text:name="h.eq4l3gfg6pvd"/>Não possuir procedimentos/métodos não acessados, desnecessários;</text:p>
              </text:list-item>
              <text:list-item>
                <text:p text:style-name="P52"><text:bookmark text:name="h.us12lcveigva"/>Não possuir códigos que já são disponibilizado por bibliotecas da linguagem;</text:p>
              </text:list-item>
              <text:list-item>
                <text:p text:style-name="P52"><text:bookmark text:name="h.y9ijsmgo77de"/>Não possuir códigos redundantes ou repetitivos;</text:p>
              </text:list-item>
              <text:list-item>
                <text:p text:style-name="P52"><text:bookmark text:name="h.h9hvr2sjdvrd"/>Possuir uma forma eficiente de persistência;</text:p>
              </text:list-item>
              <text:list-item>
                <text:p text:style-name="P52"><text:bookmark text:name="h.x21iuwyxjnh"/>Não possuir métodos complexos que necessitem de reestruturação ou divisão em rotinas;</text:p>
              </text:list-item>
              <text:list-item>
                <text:p text:style-name="P52"><text:bookmark text:name="h.t36caim71560"/>Possuir documentação e comentários ao longo de todo código fonte;</text:p>
              </text:list-item>
              <text:list-item>
                <text:p text:style-name="P52"><text:bookmark text:name="h.l6g5j9brwn2o"/>Possuir documentação e comentários conexos com o código;</text:p>
              </text:list-item>
              <text:list-item>
                <text:p text:style-name="P52"><text:bookmark text:name="h.c0bh6o4e9bnp"/>Possuir variáveis com nomes consistentes, claros e entendíveis;</text:p>
              </text:list-item>
              <text:list-item>
                <text:p text:style-name="P52"><text:bookmark text:name="h.avprssfnmfna"/>Não possuir variáveis que não são utilizadas;</text:p>
              </text:list-item>
              <text:list-item>
                <text:p text:style-name="P52"><text:bookmark text:name="h.p5t82k12v95q"/>Realizar testes de restrições de operações matemáticas;</text:p>
              </text:list-item>
              <text:list-item>
                <text:p text:style-name="P52"><text:bookmark text:name="h.n8ifmsmpi1"/>Possuir documentação de laços, recursividades, claras e objetivas;</text:p>
              </text:list-item>
              <text:list-item>
                <text:p text:style-name="P52"><text:bookmark text:name="h.w57ek51ad7i3"/>As estruturas de condições múltiplas devem possuir casos default;</text:p>
              </text:list-item>
              <text:list-item>
                <text:p text:style-name="P52"><text:bookmark text:name="h.d2t4uquar7lc"/>Possuir testes condicionais simples, não havendo testes que possam ser realizados fora de uma rotina de teste condicionais;</text:p>
              </text:list-item>
              <text:list-item>
                <text:p text:style-name="P52"><text:bookmark text:name="h.l4xduxxbueks"/><text:soft-page-break/>Realizar testes com dados corretos;</text:p>
              </text:list-item>
              <text:list-item>
                <text:p text:style-name="P52"><text:bookmark text:name="h.47pc38xim1oy"/>Possuir rotinas de expressão de erros;</text:p>
              </text:list-item>
              <text:list-item>
                <text:p text:style-name="P52"><text:bookmark text:name="h.74td2ewt0bvu"/>Possuir rotinas de limite de tempo para rotinas;</text:p>
              </text:list-item>
              <text:list-item>
                <text:p text:style-name="P52"><text:bookmark text:name="h.u49wb2mujknq"/>Checar a existência, e o domínio dos dados;</text:p>
              </text:list-item>
              <text:list-item>
                <text:p text:style-name="P52"><text:bookmark text:name="h.x89cnvxupiu1"/>Destruir todos objetos criados em runtime;;</text:p>
              </text:list-item>
            </text:list>
          </table:table-cell>
        </table:table-row>
        <table:table-row table:style-name="Tabela4.1">
          <table:table-cell table:style-name="Tabela4.A1" office:value-type="string">
            <text:p text:style-name="P25"><text:bookmark text:name="h.ottr2w4173jd"/>Considerações Especiais:</text:p>
          </table:table-cell>
          <table:table-cell table:style-name="Tabela4.B1" office:value-type="string">
            <text:p text:style-name="P25"><text:bookmark text:name="h.71zna61wyc5g"/>Não se aplica.</text:p>
          </table:table-cell>
        </table:table-row>
        <table:table-row table:style-name="Tabela4.1">
          <table:table-cell table:style-name="Tabela4.A1" office:value-type="string">
            <text:p text:style-name="P25"><text:bookmark text:name="h.24864slusnft"/>Tempo</text:p>
          </table:table-cell>
          <table:table-cell table:style-name="Tabela4.B1" office:value-type="string">
            <text:p text:style-name="P25"><text:bookmark text:name="h.pceazvs2h9wt"/>15 Horas;</text:p>
          </table:table-cell>
        </table:table-row>
        <table:table-row table:style-name="Tabela4.1">
          <table:table-cell table:style-name="Tabela4.A7" office:value-type="string">
            <text:p text:style-name="P25"><text:bookmark text:name="h.ltzvwvfcbqg9"/>Materiais</text:p>
          </table:table-cell>
          <table:table-cell table:style-name="Tabela4.B7" office:value-type="string">
            <text:p text:style-name="P25"><text:bookmark text:name="h.1txc43g5ittx"/>Código Fonte, Documentação do Código Fonte e Documento de Checklists.</text:p>
          </table:table-cell>
        </table:table-row>
      </table:table>
      <text:list xml:id="list1287844334" text:continue-list="list548477178" text:style-name="WWNum5">
        <text:list-item>
          <text:list>
            <text:list-item>
              <text:h text:style-name="P64" text:outline-level="3"><text:bookmark text:name="h.v8gq98dudt3k"/><text:s/><text:span text:style-name="T4">Estratégia para verificar e validar a Instalação</text:span></text:h>
            </text:list-item>
          </text:list>
        </text:list-item>
      </text:list>
      <text:p text:style-name="P15"><text:bookmark text:name="h.1t3h5sf1"/></text:p>
      <table:table table:name="Tabela5" table:style-name="Tabela5">
        <table:table-column table:style-name="Tabela5.A"/>
        <table:table-column table:style-name="Tabela5.B"/>
        <table:table-row table:style-name="Tabela5.1">
          <table:table-cell table:style-name="Tabela5.A1" office:value-type="string">
            <text:p text:style-name="P25"><text:bookmark text:name="h.58qhjx1unsli"/>Objetivo da Método:</text:p>
          </table:table-cell>
          <table:table-cell table:style-name="Tabela5.B1" office:value-type="string">
            <text:p text:style-name="P25"><text:bookmark text:name="h.f8cptbb2g80j"/>Certificar que o produto executará de forma correta no ambiente do cliente.</text:p>
          </table:table-cell>
        </table:table-row>
        <table:table-row table:style-name="Tabela5.1">
          <table:table-cell table:style-name="Tabela5.A1" office:value-type="string">
            <text:p text:style-name="P25"><text:bookmark text:name="h.4xxfd7ulcua2"/>Procedimento:</text:p>
          </table:table-cell>
          <table:table-cell table:style-name="Tabela5.B1" office:value-type="string">
            <text:list xml:id="list7205308494409372812" text:style-name="WWNum13">
              <text:list-item>
                <text:p text:style-name="P53"><text:bookmark text:name="h.g7nuz76mcitj"/>Configuração do ambiente;</text:p>
              </text:list-item>
              <text:list-item>
                <text:p text:style-name="P53"><text:bookmark text:name="h.x50a5m3xesh7"/>Realizar o checkout de instrução;</text:p>
              </text:list-item>
            </text:list>
          </table:table-cell>
        </table:table-row>
        <table:table-row table:style-name="Tabela5.1">
          <table:table-cell table:style-name="Tabela5.A1" office:value-type="string">
            <text:p text:style-name="P25"><text:bookmark text:name="h.j7z2d1nnz3s2"/>Ferramentas Necessárias:</text:p>
          </table:table-cell>
          <table:table-cell table:style-name="Tabela5.B1" office:value-type="string">
            <text:p text:style-name="P25">Navegador Web (Google Chrome, Mozilla Firefox, Opera).</text:p>
          </table:table-cell>
        </table:table-row>
        <table:table-row table:style-name="Tabela5.1">
          <table:table-cell table:style-name="Tabela5.A1" office:value-type="string">
            <text:p text:style-name="P25"><text:bookmark text:name="h.ieksgn66lg84"/>Critérios de Êxito:</text:p>
          </table:table-cell>
          <table:table-cell table:style-name="Tabela5.B1" office:value-type="string">
            <text:p text:style-name="P25"><text:bookmark text:name="h.a6jkxam52ljk"/>A Instalação deve:</text:p>
            <text:list xml:id="list4716581234399071649" text:style-name="WWNum1">
              <text:list-item>
                <text:p text:style-name="P54"><text:bookmark text:name="h.s7vbz31h93sg"/>Possuir todas dependências para que o sistema opere corretamente no ambiente do cliente;</text:p>
              </text:list-item>
              <text:list-item>
                <text:p text:style-name="P54"><text:bookmark text:name="h.uprqd8x7ms38"/>Possuir parâmetros de dependências configurados;</text:p>
              </text:list-item>
              <text:list-item>
                <text:p text:style-name="P54"><text:bookmark text:name="h.9fly4gj8tatn"/>Possuir uma release limpa para instalação;</text:p>
              </text:list-item>
              <text:list-item>
                <text:p text:style-name="P55"><text:bookmark text:name="h.9koa4vvsrvus"/><text:span text:style-name="T5">Estar com todos os softwares de debug e testes </text:span><text:span text:style-name="T5">eliminados;</text:span></text:p>
              </text:list-item>
              <text:list-item>
                <text:p text:style-name="P54"><text:bookmark text:name="h.qegcccn6mt4c"/>Instalar o Software correspondente a V&amp;V;</text:p>
              </text:list-item>
              <text:list-item>
                <text:p text:style-name="P54"><text:bookmark text:name="h.twl0c0b9fx16"/>Possuir um software que foram realizados todos os devidos testes;</text:p>
              </text:list-item>
              <text:list-item>
                <text:p text:style-name="P54"><text:bookmark text:name="h.kjzc0njftuwy"/><text:soft-page-break/>Estar com o ambiente do cliente limpo de vírus e arquivos temporários;</text:p>
              </text:list-item>
              <text:list-item>
                <text:p text:style-name="P54"><text:bookmark text:name="h.ikc8ay7mpc84"/>Possuir o documento de problemas conhecidos;</text:p>
              </text:list-item>
              <text:list-item>
                <text:p text:style-name="P54"><text:bookmark text:name="h.ytmq091tc4dn"/>Possuir um arquivo “README”;</text:p>
              </text:list-item>
              <text:list-item>
                <text:p text:style-name="P54"><text:bookmark text:name="h.dngm0b75uk35"/>Estar com o software e o banco de dados inicializados como especificado;</text:p>
              </text:list-item>
            </text:list>
          </table:table-cell>
        </table:table-row>
        <table:table-row table:style-name="Tabela5.1">
          <table:table-cell table:style-name="Tabela5.A1" office:value-type="string">
            <text:p text:style-name="P25"><text:bookmark text:name="h.70dkmdi2gsba"/>Considerações Especiais:</text:p>
          </table:table-cell>
          <table:table-cell table:style-name="Tabela5.B1" office:value-type="string">
            <text:p text:style-name="P25"><text:bookmark text:name="h.n0l85jx5n06v"/>Não se aplica</text:p>
          </table:table-cell>
        </table:table-row>
        <table:table-row table:style-name="Tabela5.1">
          <table:table-cell table:style-name="Tabela5.A1" office:value-type="string">
            <text:p text:style-name="P25"><text:bookmark text:name="h.40u4m852o9e"/>Tempo</text:p>
          </table:table-cell>
          <table:table-cell table:style-name="Tabela5.B1" office:value-type="string">
            <text:p text:style-name="P25"><text:bookmark text:name="h.l5hjapwm4p23"/>3 Horas</text:p>
          </table:table-cell>
        </table:table-row>
        <table:table-row table:style-name="Tabela5.1">
          <table:table-cell table:style-name="Tabela5.A7" office:value-type="string">
            <text:p text:style-name="P25"><text:bookmark text:name="h.f9cbkrb1ydpl"/>Materiais</text:p>
          </table:table-cell>
          <table:table-cell table:style-name="Tabela5.B7" office:value-type="string">
            <text:p text:style-name="P25"><text:bookmark text:name="h.shysuclzkiup"/>Ambiente real do cliente e Release do produto.</text:p>
          </table:table-cell>
        </table:table-row>
      </table:table>
      <text:list xml:id="list1211848583" text:continue-list="list1287844334" text:style-name="WWNum5">
        <text:list-item>
          <text:list>
            <text:list-item>
              <text:h text:style-name="P64" text:outline-level="3"><text:bookmark text:name="h.pk3urulun1r1"/><text:s/><text:span text:style-name="T4">Estratégia para verificar e validar de Manutenção</text:span></text:h>
            </text:list-item>
          </text:list>
        </text:list-item>
      </text:list>
      <text:p text:style-name="P15"><text:bookmark text:name="h.1t3h5sf2"/></text:p>
      <table:table table:name="Tabela6" table:style-name="Tabela6">
        <table:table-column table:style-name="Tabela6.A"/>
        <table:table-column table:style-name="Tabela6.B"/>
        <table:table-row table:style-name="Tabela6.1">
          <table:table-cell table:style-name="Tabela6.A1" office:value-type="string">
            <text:p text:style-name="P58"><text:bookmark text:name="h.58qhjx1unsli1"/>Objetivo da Método:</text:p>
          </table:table-cell>
          <table:table-cell table:style-name="Tabela6.B1" office:value-type="string">
            <text:p text:style-name="P58"><text:bookmark text:name="h.f8cptbb2g80j1"/>Verificar e Validar que a manutenção ocorrerá de acordo com as especificação de manutenção.</text:p>
          </table:table-cell>
        </table:table-row>
        <table:table-row table:style-name="Tabela6.2">
          <table:table-cell table:style-name="Tabela6.A1" office:value-type="string">
            <text:p text:style-name="P58"><text:bookmark text:name="h.4xxfd7ulcua21"/>Procedimento:</text:p>
          </table:table-cell>
          <table:table-cell table:style-name="Tabela6.B1" office:value-type="string">
            <text:list xml:id="list1630816150" text:continue-list="list7205308494409372812" text:style-name="WWNum13">
              <text:list-item>
                <text:p text:style-name="P56"><text:bookmark text:name="h.ysj51ckd6lzd"/>Verificar a origem da modificação;</text:p>
              </text:list-item>
              <text:list-item>
                <text:p text:style-name="P56"><text:bookmark text:name="h.ubnezjivx0vm"/>Analisar documentação;</text:p>
              </text:list-item>
              <text:list-item>
                <text:p text:style-name="P56"><text:bookmark text:name="h.g7nuz76mcitj1"/>Verificação aprovação;</text:p>
              </text:list-item>
              <text:list-item>
                <text:p text:style-name="P56"><text:bookmark text:name="h.q71hwb45rcy"/>Verificar Implementação da modificação;</text:p>
              </text:list-item>
              <text:list-item>
                <text:p text:style-name="P56"><text:bookmark text:name="h.x50a5m3xesh71"/>Verificar a instalação da modificação.</text:p>
              </text:list-item>
            </text:list>
          </table:table-cell>
        </table:table-row>
        <table:table-row table:style-name="Tabela6.3">
          <table:table-cell table:style-name="Tabela6.A1" office:value-type="string">
            <text:p text:style-name="P58"><text:bookmark text:name="h.j7z2d1nnz3s21"/>Ferramentas Necessárias:</text:p>
          </table:table-cell>
          <table:table-cell table:style-name="Tabela6.B1" office:value-type="string">
            <text:p text:style-name="P58"><text:bookmark text:name="h.ymkjt0gej06e1"/>Apache OpenOffice, GitHub e Navegadores.</text:p>
          </table:table-cell>
        </table:table-row>
        <table:table-row table:style-name="Tabela6.1">
          <table:table-cell table:style-name="Tabela6.A1" office:value-type="string">
            <text:p text:style-name="P58"><text:bookmark text:name="h.ieksgn66lg841"/>Critérios de Êxito:</text:p>
          </table:table-cell>
          <table:table-cell table:style-name="Tabela6.B1" office:value-type="string">
            <text:p text:style-name="P58"><text:bookmark text:name="h.dngm0b75uk351"/>Sistema operando de acordo com as mudanças aprovadas.</text:p>
          </table:table-cell>
        </table:table-row>
        <table:table-row table:style-name="Tabela6.1">
          <table:table-cell table:style-name="Tabela6.A1" office:value-type="string">
            <text:p text:style-name="P58"><text:bookmark text:name="h.70dkmdi2gsba1"/>Considerações Especiais:</text:p>
          </table:table-cell>
          <table:table-cell table:style-name="Tabela6.B1" office:value-type="string">
            <text:p text:style-name="P58"><text:bookmark text:name="h.33pgr0in3lio"/>A manutenção deve:</text:p>
            <text:list xml:id="list5457173364431013942" text:style-name="WWNum10">
              <text:list-item>
                <text:p text:style-name="P57"><text:bookmark text:name="h.7ifmg2we6pjv"/>Possuir documentação de origem da modificação e especificações da modificação;</text:p>
              </text:list-item>
              <text:list-item>
                <text:p text:style-name="P57"><text:bookmark text:name="h.dt38s2c0rryd"/>Possuir boa documentação a respeito das dependências afetadas;</text:p>
              </text:list-item>
              <text:list-item>
                <text:p text:style-name="P57"><text:bookmark text:name="h.a8l6dra5as79"/>Estar aprovada pela gerência de manutenção;</text:p>
              </text:list-item>
              <text:list-item>
                <text:p text:style-name="P57"><text:bookmark text:name="h.pev2ein1hvbk"/><text:soft-page-break/>Possuir o documento de CheckList de Código Fonte;</text:p>
              </text:list-item>
              <text:list-item>
                <text:p text:style-name="P57"><text:bookmark text:name="h.n0l85jx5n06v1"/>Possuir o documento de CheckList de instalação;</text:p>
              </text:list-item>
            </text:list>
          </table:table-cell>
        </table:table-row>
        <table:table-row table:style-name="Tabela6.1">
          <table:table-cell table:style-name="Tabela6.A1" office:value-type="string">
            <text:p text:style-name="P58"><text:bookmark text:name="h.40u4m852o9e1"/>Tempo</text:p>
          </table:table-cell>
          <table:table-cell table:style-name="Tabela6.B1" office:value-type="string">
            <text:p text:style-name="P58"><text:bookmark text:name="h.l5hjapwm4p231"/>3 Horas</text:p>
          </table:table-cell>
        </table:table-row>
        <table:table-row table:style-name="Tabela6.1">
          <table:table-cell table:style-name="Tabela6.A7" office:value-type="string">
            <text:p text:style-name="P58"><text:bookmark text:name="h.f9cbkrb1ydpl1"/>Materiais</text:p>
          </table:table-cell>
          <table:table-cell table:style-name="Tabela6.B7" office:value-type="string">
            <text:p text:style-name="P58"><text:bookmark text:name="h.shysuclzkiup1"/>Ambiente do cliente, Release do produto e Navegadores.</text:p>
          </table:table-cell>
        </table:table-row>
      </table:table>
      <text:list xml:id="list972148819" text:continue-list="list1211848583" text:style-name="WWNum5">
        <text:list-item>
          <text:h text:style-name="P67" text:outline-level="2"><text:bookmark text:name="h.vfeyztlm8s8w"/>Papéis e Responsabilidades</text:h>
        </text:list-item>
      </text:list>
      <text:p text:style-name="P25"><text:bookmark text:name="h.tutvbal9jc2x"/>Os papéis estão descritos de acordo com o Plano de Projeto. As responsabilidades específicas estão definidas abaixo:</text:p>
      <text:p text:style-name="P22"/>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1">Nº</text:p>
          </table:table-cell>
          <table:table-cell table:style-name="Tabela7.A1" office:value-type="string">
            <text:p text:style-name="P61">Função</text:p>
          </table:table-cell>
          <table:table-cell table:style-name="Tabela7.C1" office:value-type="string">
            <text:p text:style-name="P61">Responsabilidade</text:p>
          </table:table-cell>
        </table:table-row>
        <table:table-row table:style-name="Tabela7.1">
          <table:table-cell table:style-name="Tabela7.A2" office:value-type="string">
            <text:list xml:id="list5606974914000555387" text:style-name="WWNum2">
              <text:list-item>
                <text:list>
                  <text:list-item>
                    <text:p text:style-name="P62">01</text:p>
                  </text:list-item>
                </text:list>
              </text:list-item>
            </text:list>
          </table:table-cell>
          <table:table-cell table:style-name="Tabela7.A2" office:value-type="string">
            <text:p text:style-name="P43">Gerente de Projeto</text:p>
          </table:table-cell>
          <table:table-cell table:style-name="Tabela7.C3" office:value-type="string">
            <text:p text:style-name="P41">Daniel de Oliveira Vasconcelos</text:p>
          </table:table-cell>
        </table:table-row>
        <table:table-row table:style-name="Tabela7.1">
          <table:table-cell table:style-name="Tabela7.A2" office:value-type="string">
            <text:list xml:id="list1871708691" text:continue-numbering="true" text:style-name="WWNum2">
              <text:list-item>
                <text:list>
                  <text:list-item>
                    <text:p text:style-name="P63">02</text:p>
                  </text:list-item>
                </text:list>
              </text:list-item>
            </text:list>
          </table:table-cell>
          <table:table-cell table:style-name="Tabela7.A2" office:value-type="string">
            <text:p text:style-name="P43">Líder de Testes</text:p>
          </table:table-cell>
          <table:table-cell table:style-name="Tabela7.C3" office:value-type="string">
            <text:p text:style-name="P41">Marcos Vinicius Ribeiro Silva</text:p>
          </table:table-cell>
        </table:table-row>
        <table:table-row table:style-name="Tabela7.1">
          <table:table-cell table:style-name="Tabela7.A4" office:value-type="string">
            <text:list xml:id="list1295769906" text:continue-numbering="true" text:style-name="WWNum2">
              <text:list-item>
                <text:list>
                  <text:list-item>
                    <text:p text:style-name="P63">03</text:p>
                  </text:list-item>
                </text:list>
              </text:list-item>
            </text:list>
          </table:table-cell>
          <table:table-cell table:style-name="Tabela7.A4" office:value-type="string">
            <text:p text:style-name="P44">Equipe de Testes</text:p>
          </table:table-cell>
          <table:table-cell table:style-name="Tabela7.C4" office:value-type="string">
            <text:p text:style-name="P42">Yuri Matheus Dias Pereira</text:p>
          </table:table-cell>
        </table:table-row>
      </table:table>
      <text:p text:style-name="P46"><text:bookmark text:name="h.4d34og8"/></text:p>
      <text:list xml:id="list1240809666" text:continue-list="list972148819" text:style-name="WWNum5">
        <text:list-item>
          <text:h text:style-name="P67" text:outline-level="2"><text:bookmark text:name="h.a1h1b0ybpbwd"/>Materiais de Apoio</text:h>
        </text:list-item>
      </text:list>
      <text:list xml:id="list421670949" text:continue-list="list1624467846" text:style-name="WWNum8">
        <text:list-item>
          <text:p text:style-name="P47"><text:bookmark text:name="h.yam9a9pjd8d3"/>Selenium: O Selenium é um framework de código aberto, lançado sob a licença Apache 2.0 para realizar testes de software portátil para aplicações web. Fornece uma ferramenta de gravação / reprodução para a criação de testes sem aprender uma linguagem de script de teste. Ele também fornece uma linguagem específica de domínio de teste (Selenese) para escrever os testes em uma série de linguagens de programação populares, incluindo Java, C #, Groovy, Perl, PHP, Python e Ruby. </text:p>
        </text:list-item>
        <text:list-item>
          <text:p text:style-name="P47"><text:bookmark text:name="h.ul746k5im0pm"/>CheckStyle: É uma ferramenta de desenvolvimento para ajudar os programadores a escrever código Java que adere a um padrão de codificação. Ele automatiza o processo de verificação de código Java para poupar recursos humanos da tarefa.</text:p>
        </text:list-item>
        <text:list-item>
          <text:p text:style-name="P47"><text:bookmark text:name="h.ca1qzbbi5ixa"/>JUnit: É um framework simples para escrever testes repetitivos. É um exemplo da arquitetura xUnit para quadros de teste de unidade.</text:p>
        </text:list-item>
      </text:list>
      <text:list xml:id="list1479561527" text:continue-list="list1240809666" text:style-name="WWNum5">
        <text:list-item>
          <text:h text:style-name="P69" text:outline-level="2"><text:bookmark text:name="h.lg4bb5gbwnhn"/>Cronograma</text:h>
        </text:list-item>
      </text:list>
      <text:p text:style-name="P25"><text:bookmark text:name="h.cwju8uelycn3"/>Segue o cronograma das atividades de V&amp;V, com a atividade especificada de cada sprint, com a estimativa da data em que cada uma das etapas necessárias será terminada:</text:p>
      <text:p text:style-name="P45"><text:soft-page-break/></text:p>
      <table:table table:name="Tabela8" table:style-name="Tabela8">
        <table:table-column table:style-name="Tabela8.A"/>
        <table:table-column table:style-name="Tabela8.B"/>
        <table:table-row table:style-name="Tabela8.1">
          <table:table-cell table:style-name="Tabela8.A1" office:value-type="string">
            <text:p text:style-name="P28"><text:bookmark text:name="h.nhkcafh51a0l"/>Atividade</text:p>
          </table:table-cell>
          <table:table-cell table:style-name="Tabela8.B1" office:value-type="string">
            <text:p text:style-name="P28"><text:bookmark text:name="h.d3ghfnyh67az"/>Data estimada</text:p>
          </table:table-cell>
        </table:table-row>
        <table:table-row table:style-name="Tabela8.1">
          <table:table-cell table:style-name="Tabela8.A2" office:value-type="string">
            <text:p text:style-name="P27"><text:bookmark text:name="h.mpwnocp66b4w"/>V&amp;V de Design Arquitetural, Sprint 2</text:p>
          </table:table-cell>
          <table:table-cell table:style-name="Tabela8.B5" office:value-type="string">
            <text:p text:style-name="P59"><text:bookmark text:name="h.54r8ne34przk1"/>02/06/2015, resultados entregues da etapa de Design</text:p>
          </table:table-cell>
        </table:table-row>
        <table:table-row table:style-name="Tabela8.1">
          <table:table-cell table:style-name="Tabela8.A2" office:value-type="string">
            <text:p text:style-name="P27"><text:bookmark text:name="h.l0gx8n92cyss"/>V&amp;V de Código Fonte, Sprint 2</text:p>
          </table:table-cell>
          <table:table-cell table:style-name="Tabela8.B5" office:value-type="string">
            <text:p text:style-name="P59"><text:bookmark text:name="h.f9o0g6nkiooj2"/>03/06/2015, estimada entrega dos produtos da etapa de desenvolvimento</text:p>
          </table:table-cell>
        </table:table-row>
        <table:table-row table:style-name="Tabela8.1">
          <table:table-cell table:style-name="Tabela8.A2" office:value-type="string">
            <text:p text:style-name="P27"><text:bookmark text:name="h.5vcilasg0inm"/>V&amp;V de Instalação e Checkout, Sprint 2</text:p>
          </table:table-cell>
          <table:table-cell table:style-name="Tabela8.B5" office:value-type="string">
            <text:p text:style-name="P27"><text:bookmark text:name="h.g976u9wsikin"/>03/06/2015, final do Sprint 2</text:p>
          </table:table-cell>
        </table:table-row>
        <table:table-row table:style-name="Tabela8.1">
          <table:table-cell table:style-name="Tabela8.A2" office:value-type="string">
            <text:p text:style-name="P27"><text:bookmark text:name="h.am8rn2misic8"/>V&amp;V de Manutenção</text:p>
          </table:table-cell>
          <table:table-cell table:style-name="Tabela8.B5" office:value-type="string">
            <text:p text:style-name="P27"><text:bookmark text:name="h.8xd2zgbf020s"/>10/06/2015, resultados entregues das atividades de manutenção</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VL Gothic" svg:font-family="'VL Gothic'"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pt" fo:country="BR" fo:font-style="normal" style:text-underline-style="none" fo:font-weight="normal" style:font-size-asian="11pt" style:language-asian="ja" style:country-asian="JP" style:font-style-asian="normal" style:font-weight-asian="normal" style:font-size-complex="10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pt" fo:country="BR" fo:font-style="normal" style:text-underline-style="none" fo:font-weight="normal" style:font-name-asian="Arial3" style:font-size-asian="11pt" style:language-asian="ja" style:country-asian="JP" style:font-style-asian="normal" style:font-weight-asian="normal" style:font-name-complex="Arial3"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VL Gothic"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normal" style:next-style-name="Text_20_body" style:default-outline-level="" style:list-style-name="" style:class="chapter">
      <style:paragraph-properties fo:margin-top="0.847cm" fo:margin-bottom="0.212cm" style:contextual-spacing="false" fo:line-height="100%" fo:text-align="start" style:justify-single-word="false" fo:keep-together="always" fo:keep-with-next="always"/>
      <style:text-properties style:font-name="Arial1" fo:font-size="36pt" fo:font-weight="bold" style:font-name-asian="ＭＳ Ｐゴシック" style:font-size-asian="36pt" style:font-weight-asian="bold" style:font-name-complex="Mangal" style:font-size-complex="14pt"/>
    </style:style>
    <style:style style:name="Subtitle" style:family="paragraph" style:parent-style-name="normal" style:next-style-name="Text_20_body" style:default-outline-level="" style:list-style-name="" style:class="chapter">
      <style:paragraph-properties fo:margin-top="0.635cm" fo:margin-bottom="0.141cm" style:contextual-spacing="fals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style:contextual-spacing="false" fo:line-height="100%" fo:keep-together="always" fo:keep-with-next="always"/>
      <style:text-properties fo:font-size="24pt" fo:font-weight="bold" style:font-size-asian="24pt" style:font-weight-asian="bold"/>
    </style:style>
    <style:style style:name="Heading_20_2" style:display-name="Heading 2" style:family="paragraph" style:parent-style-name="normal" style:next-style-name="Text_20_body" style:default-outline-level="2" style:list-style-name="" style:class="text">
      <style:paragraph-properties fo:margin-top="0.635cm" fo:margin-bottom="0.141cm" style:contextual-spacing="false" fo:line-height="100%" fo:keep-together="always" fo:keep-with-next="always"/>
      <style:text-properties fo:font-size="18pt" fo:font-weight="bold" style:font-size-asian="18pt" style:font-weight-asian="bold"/>
    </style:style>
    <style:style style:name="Heading_20_3" style:display-name="Heading 3" style:family="paragraph" style:parent-style-name="normal" style:next-style-name="Text_20_body" style:default-outline-level="3" style:list-style-name="" style:class="text">
      <style:paragraph-properties fo:margin-top="0.494cm" fo:margin-bottom="0.141cm" style:contextual-spacing="false" fo:line-height="100%" fo:keep-together="always" fo:keep-with-next="always"/>
      <style:text-properties fo:font-size="14pt" fo:font-weight="bold" style:font-size-asian="14pt" style:font-weight-asian="bold"/>
    </style:style>
    <style:style style:name="Heading_20_4" style:display-name="Heading 4" style:family="paragraph" style:parent-style-name="normal" style:next-style-name="Text_20_body" style:default-outline-level="4" style:list-style-name="" style:class="text">
      <style:paragraph-properties fo:margin-top="0.423cm" fo:margin-bottom="0.071cm" style:contextual-spacing="false" fo:line-height="100%" fo:keep-together="always" fo:keep-with-next="always"/>
      <style:text-properties fo:font-size="12pt" fo:font-weight="bold" style:font-size-asian="12pt" style:font-weight-asian="bold"/>
    </style:style>
    <style:style style:name="Heading_20_5" style:display-name="Heading 5" style:family="paragraph" style:parent-style-name="normal" style:next-style-name="Text_20_body" style:default-outline-level="5" style:list-style-name="" style:class="text">
      <style:paragraph-properties fo:margin-top="0.388cm" fo:margin-bottom="0.071cm" style:contextual-spacing="false" fo:line-height="100%" fo:keep-together="always" fo:keep-with-next="always"/>
      <style:text-properties fo:font-size="11pt" fo:font-weight="bold" style:font-size-asian="11pt" style:font-weight-asian="bold"/>
    </style:style>
    <style:style style:name="Heading_20_6" style:display-name="Heading 6" style:family="paragraph" style:parent-style-name="normal" style:next-style-name="Text_20_body" style:default-outline-level="6" style:list-style-name="" style:class="text">
      <style:paragraph-properties fo:margin-top="0.353cm" fo:margin-bottom="0.071cm" style:contextual-spacing="false" fo:line-height="100%" fo:keep-together="always" fo:keep-with-next="always"/>
      <style:text-properties fo:font-size="10pt" fo:font-weight="bold" style:font-size-asian="10pt" style:font-weight-asian="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position="0% 100%" style:font-name-asian="Arial3" style:font-name-complex="Arial3"/>
    </style:style>
    <style:style style:name="ListLabel_20_3" style:display-name="ListLabel 3" style:family="text">
      <style:text-properties style:text-position="0% 100%"/>
    </style:style>
    <style:style style:name="ListLabel_20_4" style:display-name="ListLabel 4" style:family="text">
      <style:text-properties fo:color="#000000" style:text-position="0% 100%" fo:font-weight="bold" style:font-name-asian="Arial3" style:font-weight-asian="bold" style:font-name-complex="Arial3"/>
    </style:style>
    <style:style style:name="ListLabel_20_5" style:display-name="ListLabel 5" style:family="text">
      <style:text-properties fo:color="#000000"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number text:level="2" text:style-name="ListLabel_20_3" style:num-suffix="." style:num-format="1">
        <style:list-level-properties text:list-level-position-and-space-mode="label-alignment">
          <style:list-level-label-alignment text:label-followed-by="listtab" fo:text-indent="1.905cm" fo:margin-left="2.5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number text:level="5" text:style-name="ListLabel_20_3" style:num-suffix="." style:num-format="1" text:display-levels="4">
        <style:list-level-properties text:list-level-position-and-space-mode="label-alignment">
          <style:list-level-label-alignment text:label-followed-by="listtab" fo:text-indent="5.715cm" fo:margin-left="6.35cm"/>
        </style:list-level-properties>
      </text:list-level-style-number>
      <text:list-level-style-bullet text:level="6" text:style-name="ListLabel_20_2"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2"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 style:num-format="1"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 style:num-format="1" text:display-levels="5">
        <style:list-level-properties text:list-level-position-and-space-mode="label-alignment">
          <style:list-level-label-alignment text:label-followed-by="listtab" fo:text-indent="0.635cm" fo:margin-left="2.54cm"/>
        </style:list-level-properties>
      </text:list-level-style-number>
      <text:list-level-style-number text:level="6" text:style-name="ListLabel_20_3"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text:style-name="ListLabel_20_3" style:num-format="1" text:display-levels="7">
        <style:list-level-properties text:list-level-position-and-space-mode="label-alignment">
          <style:list-level-label-alignment text:label-followed-by="listtab" fo:text-indent="0.635cm" fo:margin-left="3.175cm"/>
        </style:list-level-properties>
      </text:list-level-style-number>
      <text:list-level-style-number text:level="8" text:style-name="ListLabel_20_3" style:num-format="1" text:display-levels="8">
        <style:list-level-properties text:list-level-position-and-space-mode="label-alignment">
          <style:list-level-label-alignment text:label-followed-by="listtab" fo:text-indent="0.635cm" fo:margin-left="3.81cm"/>
        </style:list-level-properties>
      </text:list-level-style-number>
      <text:list-level-style-number text:level="9" text:style-name="ListLabel_20_3" style:num-format="1" text:display-levels="9">
        <style:list-level-properties text:list-level-position-and-space-mode="label-alignment">
          <style:list-level-label-alignment text:label-followed-by="listtab" fo:text-indent="0.63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center" style:justify-single-word="false" fo:orphans="2" fo:widows="2"/>
    </style:style>
    <style:style style:name="MP2"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keep-with-next="auto"/>
    </style:style>
    <style:style style:name="MP3" style:family="paragraph" style:parent-style-name="Standard">
      <style:paragraph-properties fo:margin-top="0cm" fo:margin-bottom="0cm" style:contextual-spacing="false" fo:line-height="100%" fo:orphans="2" fo:widows="2">
        <style:tab-stops>
          <style:tab-stop style:position="2.619cm"/>
        </style:tab-stops>
      </style:paragraph-properties>
      <style:text-properties style:text-position="0% 100%" style:font-name="Arial" fo:font-size="8pt" fo:font-weight="normal" style:font-name-asian="Arial3" style:font-size-asian="8pt" style:font-weight-asian="normal" style:font-name-complex="Arial3"/>
    </style:style>
    <style:style style:name="MP4" style:family="paragraph" style:parent-style-name="Standard">
      <style:paragraph-properties fo:margin-top="0cm" fo:margin-bottom="1.143cm" style:contextual-spacing="false" fo:line-height="100%" fo:orphans="2" fo:widows="2">
        <style:tab-stops>
          <style:tab-stop style:position="7.795cm" style:type="center"/>
          <style:tab-stop style:position="15.589cm" style:type="right"/>
        </style:tab-stops>
      </style:paragraph-properties>
    </style:style>
    <style:style style:name="MP5" style:family="paragraph" style:parent-style-name="Standard">
      <style:paragraph-properties fo:margin-top="0cm" fo:margin-bottom="1.143cm" style:contextual-spacing="false" fo:line-height="100%" fo:text-align="end" style:justify-single-word="false" fo:orphans="2" fo:widows="2">
        <style:tab-stops>
          <style:tab-stop style:position="7.795cm" style:type="center"/>
          <style:tab-stop style:position="15.589cm" style:type="right"/>
        </style:tab-stops>
      </style:paragraph-properties>
    </style:style>
    <style:style style:name="MP6" style:family="paragraph" style:parent-style-name="Standard">
      <style:paragraph-properties fo:margin-top="0cm" fo:margin-bottom="1.143cm" style:contextual-spacing="false" fo:line-height="100%" fo:orphans="2" fo:widows="2">
        <style:tab-stops>
          <style:tab-stop style:position="7.955cm" style:type="center"/>
          <style:tab-stop style:position="15.91cm" style:type="right"/>
        </style:tab-stops>
      </style:paragraph-properties>
    </style:style>
    <style:style style:name="MP7" style:family="paragraph" style:parent-style-name="Standard">
      <style:paragraph-properties fo:margin-top="1.143cm" fo:margin-bottom="0cm" style:contextual-spacing="false" fo:line-height="100%" fo:orphans="2" fo:widows="2"/>
    </style:style>
    <style:style style:name="MP8" style:family="paragraph" style:parent-style-name="Standard">
      <style:paragraph-properties fo:margin-top="0cm" fo:margin-bottom="1.143cm" style:contextual-spacing="false" fo:line-height="100%" fo:orphans="2" fo:widows="2"/>
    </style:style>
    <style:style style:name="MT1" style:family="text">
      <style:text-properties style:text-position="0% 100%" style:font-name="Arial" fo:font-size="8pt" fo:font-weight="normal" style:font-name-asian="Arial3" style:font-size-asian="8pt" style:font-weight-asian="normal" style:font-name-complex="Arial3"/>
    </style:style>
    <style:style style:name="MT2" style:family="text">
      <style:text-properties fo:font-size="8pt" style:font-size-asian="8p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
        <text:p text:style-name="MP3">Plano de Verificação/Validação</text:p>
        <text:p text:style-name="MP4"><text:span text:style-name="MT1">Última atualização: </text:span><text:span text:style-name="MT2">11/05/2015 20:43</text:span></text:p>
        <text:p text:style-name="MP5"><text:page-number text:select-page="current">1</text:page-number><text:span text:style-name="MT1"> de </text:span><text:page-count>10</text:page-count></text:p>
        <text:p text:style-name="MP4"/>
        <text:p text:style-name="MP6"/>
      </style:footer>
    </style:master-page>
    <style:master-page style:name="First_20_Page" style:display-name="First Page" style:page-layout-name="Mpm2" style:next-style-name="Standard">
      <style:header>
        <text:p text:style-name="MP7"/>
      </style:header>
      <style:footer>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02T20:17:21</dc:date>
    <meta:generator>LibreOffice/4.0.4.2$Linux_X86_64 LibreOffice_project/400m0$Build-2</meta:generator>
    <meta:editing-duration>PT16M53S</meta:editing-duration>
    <meta:editing-cycles>16</meta:editing-cycles>
    <meta:document-statistic meta:table-count="7" meta:image-count="0" meta:object-count="0" meta:page-count="10" meta:paragraph-count="212" meta:word-count="1399" meta:character-count="9207" meta:non-whitespace-character-count="8109"/>
  </office:meta>
</office:document-meta>
</file>